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45.03mm"/>
    </style:style>
    <style:style style:name="co3" style:family="table-column">
      <style:table-column-properties fo:break-before="auto" style:column-width="40.8mm"/>
    </style:style>
    <style:style style:name="co4" style:family="table-column">
      <style:table-column-properties fo:break-before="auto" style:column-width="21.1mm"/>
    </style:style>
    <style:style style:name="co5" style:family="table-column">
      <style:table-column-properties fo:break-before="auto" style:column-width="48.21mm"/>
    </style:style>
    <style:style style:name="co6" style:family="table-column">
      <style:table-column-properties fo:break-before="auto" style:column-width="34.71mm"/>
    </style:style>
    <style:style style:name="co7" style:family="table-column">
      <style:table-column-properties fo:break-before="auto" style:column-width="35.74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22.79mm"/>
    </style:style>
    <style:style style:name="co10" style:family="table-column">
      <style:table-column-properties fo:break-before="auto" style:column-width="23.92mm"/>
    </style:style>
    <style:style style:name="co11" style:family="table-column">
      <style:table-column-properties fo:break-before="auto" style:column-width="23.0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23.35mm"/>
    </style:style>
    <style:style style:name="co14" style:family="table-column">
      <style:table-column-properties fo:break-before="auto" style:column-width="21.4mm"/>
    </style:style>
    <style:style style:name="co15" style:family="table-column">
      <style:table-column-properties fo:break-before="auto" style:column-width="24.2mm"/>
    </style:style>
    <style:style style:name="co16" style:family="table-column">
      <style:table-column-properties fo:break-before="auto" style:column-width="28.42mm"/>
    </style:style>
    <style:style style:name="co17" style:family="table-column">
      <style:table-column-properties fo:break-before="auto" style:column-width="27.22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2.88mm"/>
    </style:style>
    <style:style style:name="co20" style:family="table-column">
      <style:table-column-properties fo:break-before="auto" style:column-width="33.51mm"/>
    </style:style>
    <style:style style:name="co21" style:family="table-column">
      <style:table-column-properties fo:break-before="auto" style:column-width="29.7mm"/>
    </style:style>
    <style:style style:name="co22" style:family="table-column">
      <style:table-column-properties fo:break-before="auto" style:column-width="32.14mm"/>
    </style:style>
    <style:style style:name="co23" style:family="table-column">
      <style:table-column-properties fo:break-before="auto" style:column-width="43.89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8.68mm"/>
    </style:style>
    <style:style style:name="co26" style:family="table-column">
      <style:table-column-properties fo:break-before="auto" style:column-width="31.36mm"/>
    </style:style>
    <style:style style:name="co27" style:family="table-column">
      <style:table-column-properties fo:break-before="auto" style:column-width="29.97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 tableooo:tab-color="#ffffff"/>
    </style:style>
    <style:style style:name="ta3" style:family="table" style:master-page-name="PageStyle_5f_Hoja3">
      <style:table-properties table:display="true" style:writing-mode="lr-tb" tableooo:tab-color="#ffffff"/>
    </style:style>
    <style:style style:name="ta4" style:family="table" style:master-page-name="PageStyle_5f_Hoja2">
      <style:table-properties table:display="true" style:writing-mode="lr-tb" tableooo:tab-color="#fffff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es" number:country="PY" number:automatic-order="true">
      <number:day number:style="long"/>
      <number:text>/</number:text>
      <number:month number:style="long"/>
      <number:text>/</number:text>
      <number:year/>
    </number:date-style>
    <number:text-style style:name="N10100" number:language="es" number:country="PY">
      <number:text-content/>
    </number:text-style>
    <style:style style:name="ce1" style:family="table-cell" style:parent-style-name="Excel_20_Built-in_20_Normal" style:data-style-name="N10100"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100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00ffff"/>
    </style:style>
    <style:style style:name="ce4" style:family="table-cell" style:parent-style-name="Excel_20_Built-in_20_Normal">
      <style:table-cell-properties fo:background-color="#ffff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0000"/>
    </style:style>
    <style:style style:name="ce6" style:family="table-cell" style:parent-style-name="Excel_20_Built-in_20_Normal">
      <style:table-cell-properties fo:background-color="#00cc33"/>
    </style:style>
    <style:style style:name="ce7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8" style:family="table-cell" style:parent-style-name="Excel_20_Built-in_20_Normal" style:data-style-name="N10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9" style:family="table-cell" style:parent-style-name="Excel_20_Built-in_20_Normal" style:data-style-name="N108"/>
    <style:style style:name="ce10" style:family="table-cell" style:parent-style-name="Excel_20_Built-in_20_Normal" style:data-style-name="N108">
      <style:table-cell-properties fo:background-color="#ff0000"/>
    </style:style>
    <style:style style:name="ce11" style:family="table-cell" style:parent-style-name="Excel_20_Built-in_20_Normal" style:data-style-name="N10037"/>
    <style:style style:name="ce12" style:family="table-cell" style:parent-style-name="Excel_20_Built-in_20_Normal" style:data-style-name="N10037">
      <style:table-cell-properties fo:background-color="#00cc33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595959"/>
    </style:style>
    <style:style style:name="ce15" style:family="table-cell" style:parent-style-name="Excel_20_Built-in_20_Normal">
      <style:table-cell-properties fo:background-color="#4c4c4c"/>
    </style:style>
    <style:style style:name="ce16" style:family="table-cell" style:parent-style-name="Excel_20_Built-in_20_Normal">
      <style:table-cell-properties fo:background-color="#ffff00"/>
    </style:style>
    <style:style style:name="ce17" style:family="table-cell" style:parent-style-name="Excel_20_Built-in_20_Normal">
      <style:table-cell-properties fo:background-color="#262626"/>
    </style:style>
    <style:style style:name="ce18" style:family="table-cell" style:parent-style-name="Excel_20_Built-in_20_Normal">
      <style:table-cell-properties fo:background-color="#26262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37">
      <style:table-cell-properties fo:background-color="#ffff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8">
      <style:table-cell-properties fo:background-color="#26262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1" style:family="table-cell" style:parent-style-name="Excel_20_Built-in_20_Normal" style:data-style-name="N108">
      <style:table-cell-properties fo:background-color="#26262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37">
      <style:table-cell-properties fo:background-color="#ffff00"/>
    </style:style>
    <style:style style:name="ce24" style:family="table-cell" style:parent-style-name="Excel_20_Built-in_20_Normal" style:data-style-name="N37"/>
    <style:style style:name="ce25" style:family="table-cell" style:parent-style-name="Excel_20_Built-in_20_Normal" style:data-style-name="N36"/>
    <style:style style:name="ce26" style:family="table-cell" style:parent-style-name="Excel_20_Built-in_20_Normal" style:data-style-name="N108">
      <style:table-cell-properties fo:background-color="#ffff00"/>
    </style:style>
    <style:style style:name="ce27" style:family="table-cell" style:parent-style-name="Excel_20_Built-in_20_Normal" style:data-style-name="N36">
      <style:table-cell-properties fo:background-color="#ffff00"/>
    </style:style>
    <style:style style:name="ce28" style:family="table-cell" style:parent-style-name="Excel_20_Built-in_20_Normal">
      <style:table-cell-properties fo:background-color="#7f7f7f"/>
    </style:style>
    <style:style style:name="ce29" style:family="table-cell" style:parent-style-name="Excel_20_Built-in_20_Normal" style:data-style-name="N108">
      <style:table-cell-properties fo:background-color="#ffff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8">
      <style:table-cell-properties fo:background-color="#666666"/>
    </style:style>
    <style:style style:name="ce31" style:family="table-cell" style:parent-style-name="Excel_20_Built-in_20_Normal" style:data-style-name="N37">
      <style:table-cell-properties fo:background-color="#666666"/>
    </style:style>
    <style:style style:name="ce32" style:family="table-cell" style:parent-style-name="Excel_20_Built-in_20_Normal">
      <style:table-cell-properties fo:background-color="#666666"/>
    </style:style>
    <style:style style:name="ce33" style:family="table-cell" style:parent-style-name="Default" style:data-style-name="N37">
      <style:table-cell-properties fo:background-color="#ffff00"/>
    </style:style>
    <style:style style:name="ce34" style:family="table-cell" style:parent-style-name="Excel_20_Built-in_20_Normal" style:data-style-name="N10037">
      <style:table-cell-properties fo:background-color="#666666"/>
    </style:style>
    <style:style style:name="ce35" style:family="table-cell" style:parent-style-name="Excel_20_Built-in_20_Normal" style:data-style-name="N10037">
      <style:table-cell-properties fo:background-color="#ffff00"/>
    </style:style>
    <style:style style:name="ce36" style:family="table-cell" style:parent-style-name="Excel_20_Built-in_20_Normal" style:data-style-name="N10037">
      <style:table-cell-properties fo:background-color="#00ffff"/>
    </style:style>
    <style:style style:name="ce37" style:family="table-cell" style:parent-style-name="Excel_20_Built-in_20_Normal" style:data-style-name="N10037">
      <style:table-cell-properties fo:background-color="#ff0000"/>
    </style:style>
    <style:style style:name="ce38" style:family="table-cell" style:parent-style-name="Excel_20_Built-in_20_Normal">
      <style:text-properties style:font-name="Calibri" style:font-name-asian="Microsoft YaHei" style:font-name-complex="Mangal"/>
    </style:style>
    <style:style style:name="ce39" style:family="table-cell" style:parent-style-name="Excel_20_Built-in_20_Normal">
      <style:table-cell-properties fo:background-color="#00ffff" style:text-align-source="fix" style:repeat-content="false"/>
      <style:paragraph-properties fo:text-align="center" fo:margin-left="0mm"/>
      <style:text-properties fo:color="#800000"/>
    </style:style>
    <style:style style:name="ce40" style:family="table-cell" style:parent-style-name="Excel_20_Built-in_20_Normal">
      <style:table-cell-properties style:text-align-source="fix" style:repeat-content="false"/>
      <style:paragraph-properties fo:text-align="center" fo:margin-left="0mm"/>
      <style:text-properties fo:color="#800000"/>
    </style:style>
    <style:style style:name="ce41" style:family="table-cell" style:parent-style-name="Excel_20_Built-in_20_Normal" style:data-style-name="N10037">
      <style:table-cell-properties fo:background-color="#00cc00"/>
    </style:style>
    <style:style style:name="gr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7.4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11.1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27.1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22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18.56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22.2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26.89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81.37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76.85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29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7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58.7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67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18.0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72.3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63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15.37mm" fo:min-width="29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54.25mm" fo:min-width="29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36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51.9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33.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2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19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45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49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85.8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25.98mm" fo:min-width="29mm" fo:padding-top="1mm" fo:padding-bottom="1mm" fo:padding-left="1mm" fo:padding-right="1mm" draw:shadow="hidden" draw:shadow-offset-x="1mm" draw:shadow-offset-y="1mm" draw:caption-escape-direction="auto"/>
    </style:style>
    <style:style style:name="gr2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99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11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3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3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82.93mm" fo:padding-top="1mm" fo:padding-bottom="1mm" fo:padding-left="1mm" fo:padding-right="1mm" draw:shadow="hidden" draw:shadow-offset-x="1mm" draw:shadow-offset-y="1mm" draw:caption-escape-direction="auto"/>
    </style:style>
    <style:style style:name="gr3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3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3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1.11mm" fo:padding-top="1mm" fo:padding-bottom="1mm" fo:padding-left="1mm" fo:padding-right="1mm" draw:shadow="hidden" draw:shadow-offset-x="1mm" draw:shadow-offset-y="1mm" draw:caption-escape-direction="auto"/>
    </style:style>
    <style:style style:name="gr3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3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86.91mm" fo:padding-top="1mm" fo:padding-bottom="1mm" fo:padding-left="1mm" fo:padding-right="1mm" draw:shadow="hidden" draw:shadow-offset-x="1mm" draw:shadow-offset-y="1mm" draw:caption-escape-direction="auto"/>
    </style:style>
    <style:style style:name="gr3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4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42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auto-grow-height="true" draw:auto-grow-width="false" fo:max-width="120mm" fo:min-height="38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PY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PY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s" fo:country="PY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office:value-type="string" calcext:value-type="string">
            <text:p>Directorio</text:p>
          </table:table-cell>
          <table:table-cell office:value-type="string" calcext:value-type="string">
            <text:p>Agregado por</text:p>
          </table:table-cell>
          <table:table-cell office:value-type="string" calcext:value-type="string">
            <text:p>Fecha creación</text:p>
          </table:table-cell>
          <table:table-cell office:value-type="string" calcext:value-type="string">
            <text:p>Descripción script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00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1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2" table:default-cell-style-name="Excel_20_Built-in_20_Normal"/>
        <table:table-column table:style-name="co15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13" table:number-columns-repeated="2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11" table:default-cell-style-name="Excel_20_Built-in_20_Normal"/>
        <table:table-column table:style-name="co15" table:number-columns-repeated="2" table:default-cell-style-name="Excel_20_Built-in_20_Normal"/>
        <table:table-column table:style-name="co17" table:default-cell-style-name="Excel_20_Built-in_20_Normal"/>
        <table:table-column table:style-name="co9" table:number-columns-repeated="2" table:default-cell-style-name="Excel_20_Built-in_20_Normal"/>
        <table:table-column table:style-name="co4" table:default-cell-style-name="Excel_20_Built-in_20_Normal"/>
        <table:table-column table:style-name="co13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4" table:number-columns-repeated="9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9" table:number-columns-repeated="5" table:default-cell-style-name="Excel_20_Built-in_20_Normal"/>
        <table:table-column table:style-name="co4" table:number-columns-repeated="2" table:default-cell-style-name="Excel_20_Built-in_20_Normal"/>
        <table:table-column table:style-name="co18" table:default-cell-style-name="Excel_20_Built-in_20_Normal"/>
        <table:table-column table:style-name="co4" table:number-columns-repeated="3" table:default-cell-style-name="Excel_20_Built-in_20_Normal"/>
        <table:table-column table:style-name="co19" table:default-cell-style-name="Excel_20_Built-in_20_Normal"/>
        <table:table-column table:style-name="co4" table:number-columns-repeated="35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4" table:default-cell-style-name="Excel_20_Built-in_20_Normal"/>
        <table:table-column table:style-name="co23" table:default-cell-style-name="Excel_20_Built-in_20_Normal"/>
        <table:table-column table:style-name="co4" table:number-columns-repeated="4" table:default-cell-style-name="Excel_20_Built-in_20_Normal"/>
        <table:table-column table:style-name="co24" table:default-cell-style-name="Excel_20_Built-in_20_Normal"/>
        <table:table-column table:style-name="co4" table:number-columns-repeated="1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4" table:default-cell-style-name="Excel_20_Built-in_20_Normal"/>
        <table:table-column table:style-name="co21" table:default-cell-style-name="Excel_20_Built-in_20_Normal"/>
        <table:table-column table:style-name="co4" table:number-columns-repeated="2" table:default-cell-style-name="Excel_20_Built-in_20_Normal"/>
        <table:table-column table:style-name="co26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27" table:default-cell-style-name="Excel_20_Built-in_20_Normal"/>
        <table:table-column table:style-name="co26" table:default-cell-style-name="Excel_20_Built-in_20_Normal"/>
        <table:table-column table:style-name="co4" table:number-columns-repeated="886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office:annotation draw:style-name="gr1" draw:text-style-name="P2" svg:width="28.9mm" svg:height="9.43mm" svg:x="160.95mm" svg:y="0.54mm" draw:caption-point-x="-6.38mm" draw:caption-point-y="4.42mm">
              <dc:creator>RV</dc:creator>
              <dc:date>2015-06-22T00:00:00</dc:date>
              <text:p text:style-name="P1"><text:span text:style-name="T1">Homolog. CPT Esp.</text:span></text:p>
            </office:annotation>
            <text:p>011</text:p>
          </table:table-cell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office:annotation draw:style-name="gr2" draw:text-style-name="P2" svg:width="28.91mm" svg:height="13.14mm" svg:x="208.32mm" svg:y="4.52mm" draw:caption-point-x="-6.2mm" draw:caption-point-y="0.44mm">
              <dc:creator>RV</dc:creator>
              <dc:date>2015-06-22T00:00:00</dc:date>
              <text:p text:style-name="P1"><text:span text:style-name="T1">Nueva vinculacion del CPT con la OEE</text:span></text:p>
            </office:annotation>
            <text:p>013</text:p>
          </table:table-cell>
          <table:table-cell table:style-name="ce2" office:value-type="string" calcext:value-type="string">
            <office:annotation draw:style-name="gr3" draw:text-style-name="P4" svg:width="28.85mm" svg:height="29.13mm" svg:x="233mm" svg:y="4.52mm" draw:caption-point-x="-6.11mm" draw:caption-point-y="0.44mm">
              <dc:creator>RV</dc:creator>
              <dc:date>2015-06-22T00:00:00</dc:date>
              <text:p text:style-name="P3"><text:span text:style-name="T2">Update para asignar el estado Homologado a los CPT General</text:span></text:p>
            </office:annotation>
            <text:p>014</text:p>
          </table:table-cell>
          <table:table-cell table:style-name="ce2" office:value-type="string" calcext:value-type="string">
            <office:annotation draw:style-name="gr4" draw:text-style-name="P4" svg:width="28.81mm" svg:height="24.61mm" svg:x="256.83mm" svg:y="4.52mm" draw:caption-point-x="-6.02mm" draw:caption-point-y="0.44mm">
              <dc:creator>RV</dc:creator>
              <dc:date>2015-06-22T00:00:00</dc:date>
              <text:p text:style-name="P3"><text:span text:style-name="T2">Inserciones para Reasignacion por insercion masiva</text:span></text:p>
            </office:annotation>
            <text:p>015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019</text:p>
          </table:table-cell>
          <table:table-cell table:style-name="ce2" office:value-type="string" calcext:value-type="string">
            <office:annotation draw:style-name="gr5" draw:text-style-name="P2" svg:width="28.89mm" svg:height="20.56mm" svg:x="377.38mm" svg:y="4.52mm" draw:caption-point-x="-5.57mm" draw:caption-point-y="0.44mm">
              <dc:creator>RV</dc:creator>
              <dc:date>2015-06-22T00:00:00</dc:date>
              <text:p text:style-name="P1"><text:span text:style-name="T1">6 Inserts y 1 alter para la tarea de ingresar postulante</text:span></text:p>
            </office:annotation>
            <text:p>020</text:p>
          </table:table-cell>
          <table:table-cell table:style-name="ce2" office:value-type="string" calcext:value-type="string">
            <office:annotation draw:style-name="gr6" draw:text-style-name="P6" svg:width="28.89mm" svg:height="24.27mm" svg:x="401.76mm" svg:y="4.52mm" draw:caption-point-x="-5.47mm" draw:caption-point-y="0.44mm">
              <dc:creator>RV</dc:creator>
              <dc:date>2015-06-22T00:00:00</dc:date>
              <text:p text:style-name="P5"><text:span text:style-name="T3">scripts para eliminar duplicados de tabla personas y relacionadas.</text:span></text:p>
            </office:annotation>
            <text:p>021</text:p>
          </table:table-cell>
          <table:table-cell table:style-name="ce2" office:value-type="string" calcext:value-type="string">
            <office:annotation draw:style-name="gr7" draw:text-style-name="P6" svg:width="28.89mm" svg:height="28.89mm" svg:x="426.16mm" svg:y="4.52mm" draw:caption-point-x="-5.38mm" draw:caption-point-y="0.44mm">
              <dc:creator>RV</dc:creator>
              <dc:date>2015-06-22T00:00:00</dc:date>
              <text:p text:style-name="P5"><text:span text:style-name="T3">Script de inserción de tipo de doc. Declaración Jurada (p/módulo de Legajo)</text:span></text:p>
            </office:annotation>
            <text:p>022</text:p>
          </table:table-cell>
          <table:table-cell table:style-name="ce2" office:value-type="string" calcext:value-type="string">
            <office:annotation draw:style-name="gr8" draw:text-style-name="P4" svg:width="28.89mm" svg:height="83.37mm" svg:x="450.56mm" svg:y="4.52mm" draw:caption-point-x="-5.3mm" draw:caption-point-y="0.44mm">
              <dc:creator>RV</dc:creator>
              <dc:date>2015-06-22T00:00:00</dc:date>
              <text:p text:style-name="P3"><text:span text:style-name="T2">Registros modificados; nuevos y faltantes (sicca_dw) para el módulo Evaluación Desempeño.</text:span></text:p>
              <text:p text:style-name="P3"><text:span text:style-name="T2">OBS: scrips de eval de desempeño 23, 25, 30, 31, 32, 33, 35 y 36 se resumieron en uno solo en el 38</text:span></text:p>
            </office:annotation>
            <text:p>023</text:p>
          </table:table-cell>
          <table:table-cell table:style-name="ce2" office:value-type="string" calcext:value-type="string">
            <text:p>024</text:p>
          </table:table-cell>
          <table:table-cell table:style-name="ce2" office:value-type="string" calcext:value-type="string">
            <office:annotation draw:style-name="gr9" draw:text-style-name="P4" svg:width="28.89mm" svg:height="78.85mm" svg:x="499.33mm" svg:y="4.52mm" draw:caption-point-x="-5.11mm" draw:caption-point-y="0.44mm">
              <dc:creator>RV</dc:creator>
              <dc:date>2015-06-22T00:00:00</dc:date>
              <text:p text:style-name="P3"><text:span text:style-name="T2">Nuevo registro para Eval. Desempeño; metodología PERCEPCIÓN tipo ACTITUD</text:span></text:p>
              <text:p text:style-name="P3"><text:span text:style-name="T2"/></text:p>
              <text:p text:style-name="P3"><text:span text:style-name="T2">OBS: scrips de eval de desempeño 23, 25, 30, 31, 32, 33, 35 y 36 se resumieron en uno solo en el 38</text:span></text:p>
            </office:annotation>
            <text:p>25</text:p>
          </table:table-cell>
          <table:table-cell table:style-name="ce2" office:value-type="string" calcext:value-type="string">
            <office:annotation draw:style-name="gr5" draw:text-style-name="P2" svg:width="28.89mm" svg:height="20.56mm" svg:x="523.73mm" svg:y="4.52mm" draw:caption-point-x="-5.02mm" draw:caption-point-y="0.44mm">
              <dc:creator>RV</dc:creator>
              <dc:date>2015-06-22T00:00:00</dc:date>
              <text:p text:style-name="P1"><text:span text:style-name="T1">Inserción de función HOMOLOGACION CTP ESPECIFICO</text:span></text:p>
            </office:annotation>
            <text:p>26</text:p>
          </table:table-cell>
          <table:table-cell table:style-name="ce2" office:value-type="string" calcext:value-type="string">
            <office:annotation draw:style-name="gr10" draw:text-style-name="P2" svg:width="28.83mm" svg:height="31.69mm" svg:x="548.12mm" svg:y="4.52mm" draw:caption-point-x="-4.93mm" draw:caption-point-y="0.44mm">
              <dc:creator>RV</dc:creator>
              <dc:date>2015-06-22T00:00:00</dc:date>
              <text:p text:style-name="P1"><text:span text:style-name="T1">Alter longitud de campo para contenido funcional y requisitos mínimos y deseables de CPT</text:span></text:p>
            </office:annotation>
            <text:p>2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office:annotation draw:style-name="gr11" draw:text-style-name="P2" svg:width="28.8mm" svg:height="9.69mm" svg:x="592.7mm" svg:y="4.52mm" draw:caption-point-x="-4.76mm" draw:caption-point-y="0.44mm">
              <dc:creator>RV</dc:creator>
              <dc:date>2015-06-22T00:00:00</dc:date>
              <text:p text:style-name="P1"><text:span text:style-name="T1">Inserción de nuevos roles</text:span></text:p>
            </office:annotation>
            <text:p>029</text:p>
          </table:table-cell>
          <table:table-cell table:style-name="ce2" office:value-type="string" calcext:value-type="string">
            <office:annotation draw:style-name="gr9" draw:text-style-name="P4" svg:width="28.89mm" svg:height="78.85mm" svg:x="615.69mm" svg:y="4.52mm" draw:caption-point-x="-4.68mm" draw:caption-point-y="0.44mm">
              <dc:creator>RV</dc:creator>
              <dc:date>2015-06-22T00:00:00</dc:date>
              <text:p text:style-name="P3"><text:span text:style-name="T2">Nuevos columnas para el promedio de las metodologías; Werner.</text:span></text:p>
              <text:p text:style-name="P3"><text:span text:style-name="T2"/></text:p>
              <text:p text:style-name="P3"><text:span text:style-name="T2">OBS: scrips de eval de desempeño 23, 25, 30, 31, 32, 33, 35 y 36 se resumieron en uno solo en el 38</text:span></text:p>
            </office:annotation>
            <text:p>030</text:p>
          </table:table-cell>
          <table:table-cell table:style-name="ce2" office:value-type="string" calcext:value-type="string">
            <office:annotation draw:style-name="gr12" draw:text-style-name="P4" svg:width="28.83mm" svg:height="60.77mm" svg:x="640.07mm" svg:y="4.52mm" draw:caption-point-x="-4.58mm" draw:caption-point-y="0.44mm">
              <dc:creator>RV</dc:creator>
              <dc:date>2015-06-22T00:00:00</dc:date>
              <text:p text:style-name="P3"><text:span text:style-name="T2">Nueva columna para el registro de pesos PDEC.</text:span></text:p>
              <text:p text:style-name="P3"><text:span text:style-name="T2">OBS: scrips de eval de desempeño 23, 25, 30, 31, 32, 33, 35 y 36 se resumieron en uno solo en el 38</text:span></text:p>
            </office:annotation>
            <text:p>031</text:p>
          </table:table-cell>
          <table:table-cell table:style-name="ce2" office:value-type="string" calcext:value-type="string">
            <office:annotation draw:style-name="gr13" draw:text-style-name="P4" svg:width="28.96mm" svg:height="69.81mm" svg:x="663.35mm" svg:y="4.52mm" draw:caption-point-x="-4.5mm" draw:caption-point-y="0.44mm">
              <dc:creator>RV</dc:creator>
              <dc:date>2015-06-22T00:00:00</dc:date>
              <text:p text:style-name="P3"><text:span text:style-name="T2">Nueva columna para el registro de pesos Percepción.</text:span></text:p>
              <text:p text:style-name="P3"><text:span text:style-name="T2"/></text:p>
              <text:p text:style-name="P3"><text:span text:style-name="T2">OBS: scrips de eval de desempeño 23, 25, 30, 31, 32, 33, 35 y 36 se resumieron en uno solo en el 38</text:span></text:p>
            </office:annotation>
            <text:p>032</text:p>
          </table:table-cell>
          <table:table-cell table:style-name="ce2" office:value-type="string" calcext:value-type="string">
            <office:annotation draw:style-name="gr8" draw:text-style-name="P4" svg:width="28.96mm" svg:height="83.37mm" svg:x="684.35mm" svg:y="4.52mm" draw:caption-point-x="-4.41mm" draw:caption-point-y="0.44mm">
              <dc:creator>RV</dc:creator>
              <dc:date>2015-06-22T00:00:00</dc:date>
              <text:p text:style-name="P3"><text:span text:style-name="T2">(EnviarHomologacionPerfil) Registro faltante para desplegar el comboBox Formulario admDocAdj.</text:span></text:p>
              <text:p text:style-name="P3"><text:span text:style-name="T2"/></text:p>
              <text:p text:style-name="P3"><text:span text:style-name="T2">OBS: scrips de eval de desempeño 23, 25, 30, 31, 32, 33, 35 y 36 se resumieron en uno solo en el 38</text:span></text:p>
            </office:annotation>
            <text:p>033</text:p>
          </table:table-cell>
          <table:table-cell office:value-type="float" office:value="34" calcext:value-type="float">
            <office:annotation draw:style-name="gr14" draw:text-style-name="P4" svg:width="28.87mm" svg:height="20.09mm" svg:x="705.38mm" svg:y="4.52mm" draw:caption-point-x="-4.34mm" draw:caption-point-y="0.44mm">
              <dc:creator>RV</dc:creator>
              <dc:date>2015-06-22T00:00:00</dc:date>
              <text:p text:style-name="P3"><text:span text:style-name="T2">Se aumento la longuitud a 3000 caracteres</text:span></text:p>
            </office:annotation>
            <text:p>34</text:p>
          </table:table-cell>
          <table:table-cell table:style-name="ce2" office:value-type="string" calcext:value-type="string">
            <office:annotation draw:style-name="gr8" draw:text-style-name="P4" svg:width="28.95mm" svg:height="83.37mm" svg:x="729.49mm" svg:y="4.52mm" draw:caption-point-x="-4.25mm" draw:caption-point-y="0.44mm">
              <dc:creator>RV</dc:creator>
              <dc:date>2015-06-22T00:00:00</dc:date>
              <text:p text:style-name="P3"><text:span text:style-name="T2">Función que permite traer los planes de mejora en el reporte PDEC parte final (Eval. Des.); Werner.</text:span></text:p>
              <text:p text:style-name="P3"><text:span text:style-name="T2"/></text:p>
              <text:p text:style-name="P3"><text:span text:style-name="T2">OBS: scrips de eval de desempeño 23, 25, 30, 31, 32, 33, 35 y 36 se resumieron en uno solo en el 37</text:span></text:p>
            </office:annotation>
            <text:p>035</text:p>
          </table:table-cell>
          <table:table-cell table:style-name="ce2" office:value-type="string" calcext:value-type="string">
            <office:annotation draw:style-name="gr15" draw:text-style-name="P4" svg:width="28.81mm" svg:height="74.33mm" svg:x="750.51mm" svg:y="4.52mm" draw:caption-point-x="-4.17mm" draw:caption-point-y="0.44mm">
              <dc:creator>RV</dc:creator>
              <dc:date>2015-06-22T00:00:00</dc:date>
              <text:p text:style-name="P3"><text:span text:style-name="T2">Ajustes en Eval. desem. cambios en la mecánica al cargar la <text:s/>escala.</text:span></text:p>
              <text:p text:style-name="P3"><text:span text:style-name="T2"/></text:p>
              <text:p text:style-name="P3"><text:span text:style-name="T2">OBS: scrips de eval de desempeño 23, 25, 30, 31, 32, 33, 35 y 36 se resumieron en uno solo en el 37</text:span></text:p>
            </office:annotation>
            <text:p>036</text:p>
          </table:table-cell>
          <table:table-cell table:style-name="ce2" office:value-type="string" calcext:value-type="string">
            <office:annotation draw:style-name="gr16" draw:text-style-name="P4" svg:width="28.82mm" svg:height="65.29mm" svg:x="773.5mm" svg:y="4.52mm" draw:caption-point-x="-4.09mm" draw:caption-point-y="0.44mm">
              <dc:creator>RV</dc:creator>
              <dc:date>2015-06-22T00:00:00</dc:date>
              <text:p text:style-name="P3"><text:span text:style-name="T2">Compendio de scrips de eval de desempeño anteriormente en 23, 25, 30, 31, 32, 33, 35 y 36. En lugar de ejecutar aquellos se debe ejecutar solo este</text:span></text:p>
            </office:annotation>
            <text:p>037</text:p>
          </table:table-cell>
          <table:table-cell table:style-name="ce2" office:value-type="string" calcext:value-type="string">
            <office:annotation draw:style-name="gr3" draw:text-style-name="P4" svg:width="28.83mm" svg:height="29.13mm" svg:x="796.76mm" svg:y="4.52mm" draw:caption-point-x="-4mm" draw:caption-point-y="0.44mm">
              <dc:creator>RV</dc:creator>
              <dc:date>2015-06-22T00:00:00</dc:date>
              <text:p text:style-name="P3"><text:span text:style-name="T2">Registros faltantes en el comboBox en Asignar Sujetos, Eval. Desem.</text:span></text:p>
            </office:annotation>
            <text:p>038</text:p>
          </table:table-cell>
          <table:table-cell office:value-type="float" office:value="39" calcext:value-type="float">
            <office:annotation draw:style-name="gr17" draw:text-style-name="P6" svg:width="28.84mm" svg:height="17.37mm" svg:x="820.03mm" svg:y="4.52mm" draw:caption-point-x="-3.91mm" draw:caption-point-y="0.44mm">
              <dc:creator>RV</dc:creator>
              <dc:date>2015-06-22T00:00:00</dc:date>
              <text:p text:style-name="P5"><text:span text:style-name="T3">Modificacion de vista para bandeja de entrada CPO</text:span></text:p>
            </office:annotation>
            <text:p>39</text:p>
          </table:table-cell>
          <table:table-cell table:style-name="ce2" office:value-type="string" calcext:value-type="string">
            <office:annotation draw:style-name="gr18" draw:text-style-name="P4" svg:width="28.9mm" svg:height="56.25mm" svg:x="848.34mm" svg:y="4.52mm" draw:caption-point-x="-3.81mm" draw:caption-point-y="0.44mm">
              <dc:creator>RV</dc:creator>
              <dc:date>2015-06-22T00:00:00</dc:date>
              <text:p text:style-name="P3"><text:span text:style-name="T2">Columna nueva para evitar inconsistencias al momento de administrar escala / asignar plantilla, Eval. Desemp.</text:span></text:p>
            </office:annotation>
            <text:p>040</text:p>
          </table:table-cell>
          <table:table-cell table:style-name="ce2" office:value-type="string" calcext:value-type="string">
            <office:annotation draw:style-name="gr16" draw:text-style-name="P4" svg:width="28.81mm" svg:height="65.29mm" svg:x="873.01mm" svg:y="4.52mm" draw:caption-point-x="-3.71mm" draw:caption-point-y="0.44mm">
              <dc:creator>RV</dc:creator>
              <dc:date>2015-06-22T00:00:00</dc:date>
              <text:p text:style-name="P3"><text:span text:style-name="T2">Vista que permite consultar el histórico del funcionario en Eval. Desem; cambios por el tema de la UO Eval. Desem. Se agregaron Permisos y Roles.</text:span></text:p>
            </office:annotation>
            <text:p>041</text:p>
          </table:table-cell>
          <table:table-cell office:value-type="float" office:value="42" calcext:value-type="float">
            <office:annotation draw:style-name="gr19" draw:text-style-name="P4" svg:width="28.87mm" svg:height="38.17mm" svg:x="896mm" svg:y="4.52mm" draw:caption-point-x="-3.63mm" draw:caption-point-y="0.44mm">
              <dc:creator>RV</dc:creator>
              <dc:date>2015-06-22T00:00:00</dc:date>
              <text:p text:style-name="P3"><text:span text:style-name="T2">Inserts de nuevos registros en la tabla referencias (concursos para publicacion)</text:span></text:p>
            </office:annotation>
            <text:p>42</text:p>
          </table:table-cell>
          <table:table-cell/>
          <table:table-cell office:value-type="float" office:value="44" calcext:value-type="float">
            <office:annotation draw:style-name="gr16" draw:text-style-name="P4" svg:width="28.83mm" svg:height="65.29mm" svg:x="944.22mm" svg:y="4.52mm" draw:caption-point-x="-3.45mm" draw:caption-point-y="0.44mm">
              <dc:creator>RV</dc:creator>
              <dc:date>2015-06-22T00:00:00</dc:date>
              <text:p text:style-name="P3"><text:span text:style-name="T2">Para módulo de eval de desempeño:</text:span></text:p>
              <text:p text:style-name="P3"><text:span text:style-name="T2">- Se aumentó la longitud del campo Descripción a 3.000 caracteres</text:span></text:p>
              <text:p text:style-name="P3"><text:span text:style-name="T2">- Se actualizó anho_maximo (tabla referencias) a 2015</text:span></text:p>
            </office:annotation>
            <text:p>44</text:p>
          </table:table-cell>
          <table:table-cell office:value-type="float" office:value="45" calcext:value-type="float">
            <office:annotation draw:style-name="gr20" draw:text-style-name="P2" svg:width="28.79mm" svg:height="53.95mm" svg:x="971.34mm" svg:y="4.52mm" draw:caption-point-x="-3.35mm" draw:caption-point-y="0.44mm">
              <dc:creator>RV</dc:creator>
              <dc:date>2015-06-22T00:00:00</dc:date>
              <text:p text:style-name="P1"><text:span text:style-name="T1">Scripts para cambio de año. Se eliminan los duplicados en sin_nivel_entidad y en sin_entidad (ya no se hace que dependa del año). Se actualizan vistas utilizadas para buscar y listar OEEs</text:span></text:p>
            </office:annotation>
            <text:p>45</text:p>
          </table:table-cell>
          <table:table-cell office:value-type="float" office:value="46" calcext:value-type="float">
            <office:annotation draw:style-name="gr4" draw:text-style-name="P4" svg:width="28.79mm" svg:height="24.61mm" svg:x="994.05mm" svg:y="4.52mm" draw:caption-point-x="-3.27mm" draw:caption-point-y="0.44mm">
              <dc:creator>RV</dc:creator>
              <dc:date>2015-06-22T00:00:00</dc:date>
              <text:p text:style-name="P3"><text:span text:style-name="T2">Agrupamiento de Documentos – Matriz Documental</text:span></text:p>
            </office:annotation>
            <text:p>46</text:p>
          </table:table-cell>
          <table:table-cell office:value-type="float" office:value="47" calcext:value-type="float">
            <office:annotation draw:style-name="gr21" draw:text-style-name="P2" svg:width="28.96mm" svg:height="35.4mm" svg:x="1016.75mm" svg:y="4.52mm" draw:caption-point-x="-3.18mm" draw:caption-point-y="0.44mm">
              <dc:creator>RV</dc:creator>
              <dc:date>2015-06-22T00:00:00</dc:date>
              <text:p text:style-name="P1"><text:span text:style-name="T1">Se agregaron columnas en la tabla planificacion.cpt: fecha_homologacion y fecha_solicitud_homologacion</text:span></text:p>
            </office:annotation>
            <text:p>47</text:p>
          </table:table-cell>
          <table:table-cell office:value-type="float" office:value="48" calcext:value-type="float">
            <office:annotation draw:style-name="gr22" draw:text-style-name="P2" svg:width="28.83mm" svg:height="21.21mm" svg:x="1037.77mm" svg:y="4.52mm" draw:caption-point-x="-3.11mm" draw:caption-point-y="0.44mm">
              <dc:creator>RV</dc:creator>
              <dc:date>2015-06-22T00:00:00</dc:date>
              <text:p text:style-name="P1"><text:span text:style-name="T1">Actualiza la secuencia sinarh.sin_nivel_entidad_id_sin_nivel_entidad_seq</text:span></text:p>
            </office:annotation>
            <text:p>48</text:p>
          </table:table-cell>
          <table:table-cell office:value-type="float" office:value="49" calcext:value-type="float">
            <office:annotation draw:style-name="gr23" draw:text-style-name="P4" svg:width="28.86mm" svg:height="47.21mm" svg:x="1061.04mm" svg:y="4.52mm" draw:caption-point-x="-3.02mm" draw:caption-point-y="0.44mm">
              <dc:creator>RV</dc:creator>
              <dc:date>2015-06-22T00:00:00</dc:date>
              <text:p text:style-name="P3"><text:span text:style-name="T2">Actualizacion de los datos especificos de tiipos de documentos para utilizarlos en el filtro de formación academica</text:span></text:p>
            </office:annotation>
            <text:p>49</text:p>
          </table:table-cell>
          <table:table-cell office:value-type="float" office:value="50" calcext:value-type="float">
            <office:annotation draw:style-name="gr3" draw:text-style-name="P4" svg:width="28.9mm" svg:height="29.13mm" svg:x="1084.87mm" svg:y="4.52mm" draw:caption-point-x="-2.93mm" draw:caption-point-y="0.44mm">
              <dc:creator>RV</dc:creator>
              <dc:date>2015-06-22T00:00:00</dc:date>
              <text:p text:style-name="P3"><text:span text:style-name="T2">Nueva estructura para Tachas Reclamos y Modificaciones</text:span></text:p>
            </office:annotation>
            <text:p>50</text:p>
          </table:table-cell>
          <table:table-cell office:value-type="float" office:value="51" calcext:value-type="float">
            <office:annotation draw:style-name="gr12" draw:text-style-name="P4" svg:width="28.96mm" svg:height="60.77mm" svg:x="1109.54mm" svg:y="4.52mm" draw:caption-point-x="-2.84mm" draw:caption-point-y="0.44mm">
              <dc:creator>RV</dc:creator>
              <dc:date>2015-06-22T00:00:00</dc:date>
              <text:p text:style-name="P3"><text:span text:style-name="T2">Creacion de la tabla Ternas</text:span></text:p>
              <text:p text:style-name="P3"><text:span text:style-name="T2">E insercion de fila en seleccion.sel_funcion_datos_esp para tipo de documento en Anexo de EntrevistaMAI en ternas</text:span></text:p>
            </office:annotation>
            <text:p>51</text:p>
          </table:table-cell>
          <table:table-cell office:value-type="float" office:value="52" calcext:value-type="float">
            <office:annotation draw:style-name="gr24" draw:text-style-name="P4" svg:width="28.95mm" svg:height="51.73mm" svg:x="1130.56mm" svg:y="4.52mm" draw:caption-point-x="-2.76mm" draw:caption-point-y="0.44mm">
              <dc:creator>RV</dc:creator>
              <dc:date>2015-06-22T00:00:00</dc:date>
              <text:p text:style-name="P3"><text:span text:style-name="T2">Insercion de datos para el modulo “Legajos” en “datos_especificos” y “datos_generales” (falta definir algunos datos)</text:span></text:p>
            </office:annotation>
            <text:p>52</text:p>
          </table:table-cell>
          <table:table-cell office:value-type="float" office:value="53" calcext:value-type="float">
            <office:annotation draw:style-name="gr18" draw:text-style-name="P4" svg:width="28.96mm" svg:height="56.25mm" svg:x="1151.57mm" svg:y="4.52mm" draw:caption-point-x="-2.68mm" draw:caption-point-y="0.44mm">
              <dc:creator>RV</dc:creator>
              <dc:date>2015-06-22T00:00:00</dc:date>
              <text:p text:style-name="P3"><text:span text:style-name="T2">Insercion de fila en seleccion.sel_funcion_datos_esp para tipo de documento en Anexo de Cargar Comision en modulo Capacitacion</text:span></text:p>
            </office:annotation>
            <text:p>53</text:p>
          </table:table-cell>
          <table:table-cell office:value-type="float" office:value="54" calcext:value-type="float">
            <office:annotation draw:style-name="gr3" draw:text-style-name="P4" svg:width="28.96mm" svg:height="29.13mm" svg:x="1172.59mm" svg:y="4.52mm" draw:caption-point-x="-2.6mm" draw:caption-point-y="0.44mm">
              <dc:creator>RV</dc:creator>
              <dc:date>2015-06-22T00:00:00</dc:date>
              <text:p text:style-name="P3"><text:span text:style-name="T2">Nuevos Scripts para el concurso interno de promocion salarial</text:span></text:p>
            </office:annotation>
            <text:p>54</text:p>
          </table:table-cell>
          <table:table-cell office:value-type="float" office:value="53" calcext:value-type="float">
            <office:annotation draw:style-name="gr19" draw:text-style-name="P4" svg:width="28.96mm" svg:height="38.17mm" svg:x="1193.61mm" svg:y="4.52mm" draw:caption-point-x="-2.53mm" draw:caption-point-y="0.44mm">
              <dc:creator>RV</dc:creator>
              <dc:date>2015-06-22T00:00:00</dc:date>
              <text:p text:style-name="P3"><text:span text:style-name="T2">Nuevos scripts (del 02 al 06) para adaptaciones varias al modulo Capacitacion</text:span></text:p>
            </office:annotation>
            <text:p>53</text:p>
          </table:table-cell>
          <table:table-cell office:value-type="float" office:value="55" calcext:value-type="float">
            <office:annotation draw:style-name="gr4" draw:text-style-name="P4" svg:width="28.95mm" svg:height="24.61mm" svg:x="1214.62mm" svg:y="4.52mm" draw:caption-point-x="-2.44mm" draw:caption-point-y="0.44mm">
              <dc:creator>RV</dc:creator>
              <dc:date>2015-06-22T00:00:00</dc:date>
              <text:p text:style-name="P3"><text:span text:style-name="T2">Alter de tablas y views para PromocionCIO</text:span></text:p>
            </office:annotation>
            <text:p>55</text:p>
          </table:table-cell>
          <table:table-cell office:value-type="float" office:value="56" calcext:value-type="float">
            <office:annotation draw:style-name="gr4" draw:text-style-name="P4" svg:width="28.96mm" svg:height="24.61mm" svg:x="1235.64mm" svg:y="4.52mm" draw:caption-point-x="-2.36mm" draw:caption-point-y="0.44mm">
              <dc:creator>RV</dc:creator>
              <dc:date>2015-06-22T00:00:00</dc:date>
              <text:p text:style-name="P3"><text:span text:style-name="T2">Alter para planta_cargo_det para insercion masiva</text:span></text:p>
            </office:annotation>
            <text:p>56</text:p>
          </table:table-cell>
          <table:table-cell office:value-type="float" office:value="57" calcext:value-type="float">
            <office:annotation draw:style-name="gr18" draw:text-style-name="P4" svg:width="28.96mm" svg:height="56.25mm" svg:x="1256.66mm" svg:y="4.52mm" draw:caption-point-x="-2.29mm" draw:caption-point-y="0.44mm">
              <dc:creator>RV</dc:creator>
              <dc:date>2015-06-22T00:00:00</dc:date>
              <text:p text:style-name="P3"><text:span text:style-name="T2">Creacion de tabla RemuneracionesTmp, alteracion de tablas Remuneraciones, Importacion e Historico_Remuneraciones</text:span></text:p>
            </office:annotation>
            <text:p>57</text:p>
          </table:table-cell>
          <table:table-cell office:value-type="float" office:value="58" calcext:value-type="float">
            <office:annotation draw:style-name="gr21" draw:text-style-name="P2" svg:width="28.96mm" svg:height="35.4mm" svg:x="1277.68mm" svg:y="4.52mm" draw:caption-point-x="-2.21mm" draw:caption-point-y="0.44mm">
              <dc:creator>RV</dc:creator>
              <dc:date>2015-06-22T00:00:00</dc:date>
              <text:p text:style-name="P1"><text:span text:style-name="T1">Scripts para configurar roles en los siguientes módulos: Planificación, Selección y Eval de Desempeño (este útlimo incompleto)</text:span></text:p>
            </office:annotation>
            <text:p>58</text:p>
          </table:table-cell>
          <table:table-cell office:value-type="float" office:value="59" calcext:value-type="float">
            <office:annotation draw:style-name="gr12" draw:text-style-name="P4" svg:width="28.79mm" svg:height="60.77mm" svg:x="1298.7mm" svg:y="4.52mm" draw:caption-point-x="-2.13mm" draw:caption-point-y="0.44mm">
              <dc:creator>RV</dc:creator>
              <dc:date>2015-06-22T00:00:00</dc:date>
              <text:p text:style-name="P3"><text:span text:style-name="T2">Scripts para modulo de Capacitaciones: Prorroga de publicacion, OEE y UO en ficha de inscripcion, y nuevos tipos de capacitaciones</text:span></text:p>
            </office:annotation>
            <text:p>59</text:p>
          </table:table-cell>
          <table:table-cell office:value-type="float" office:value="60" calcext:value-type="float">
            <office:annotation draw:style-name="gr16" draw:text-style-name="P4" svg:width="28.96mm" svg:height="65.29mm" svg:x="1321.4mm" svg:y="4.52mm" draw:caption-point-x="-2.05mm" draw:caption-point-y="0.44mm">
              <dc:creator>RV</dc:creator>
              <dc:date>2015-06-22T00:00:00</dc:date>
              <text:p text:style-name="P3"><text:span text:style-name="T2">Scripts para modulo de REMUNERACIONES: registro para tabla REMUN_CONFIG y eliminacion de not null de empleado_puesto en REMUNERACIONES</text:span></text:p>
            </office:annotation>
            <text:p>60</text:p>
          </table:table-cell>
          <table:table-cell office:value-type="float" office:value="61" calcext:value-type="float">
            <office:annotation draw:style-name="gr24" draw:text-style-name="P4" svg:width="28.79mm" svg:height="51.73mm" svg:x="1342.41mm" svg:y="4.52mm" draw:caption-point-x="-1.96mm" draw:caption-point-y="0.44mm">
              <dc:creator>RV</dc:creator>
              <dc:date>2015-06-22T00:00:00</dc:date>
              <text:p text:style-name="P3"><text:span text:style-name="T2">Inserts de urljuridico y tipo de evaluación “evaluación de desempeño” en referencias y datos especificos</text:span></text:p>
            </office:annotation>
            <text:p>61</text:p>
          </table:table-cell>
          <table:table-cell office:value-type="float" office:value="62" calcext:value-type="float">
            <office:annotation draw:style-name="gr25" draw:text-style-name="P4" svg:width="28.8mm" svg:height="87.89mm" svg:x="1365.12mm" svg:y="4.52mm" draw:caption-point-x="-1.88mm" draw:caption-point-y="0.44mm">
              <dc:creator>RV</dc:creator>
              <dc:date>2015-06-22T00:00:00</dc:date>
              <text:p text:style-name="P3"><text:span text:style-name="T2">Nuevo Campo en tabla Documentos y nuevos inserts en tabla datos especificos para promocion salarial</text:span></text:p>
              <text:p text:style-name="P3"><text:span text:style-name="T2">RV: solo se ejecutó el 1_alter_general_documentos_nuevo_campo_validacion_legajo. El otro dio error.</text:span></text:p>
            </office:annotation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office:annotation draw:style-name="gr13" draw:text-style-name="P4" svg:width="28.79mm" svg:height="69.81mm" svg:x="1410.53mm" svg:y="4.52mm" draw:caption-point-x="-1.71mm" draw:caption-point-y="0.44mm">
              <dc:creator>RV</dc:creator>
              <dc:date>2015-06-22T00:00:00</dc:date>
              <text:p text:style-name="P3"><text:span text:style-name="T2">Creacion de la tabla HISTORICO_REMUNERACIONES_TMP.</text:span></text:p>
              <text:p text:style-name="P3"><text:span text:style-name="T2">Agregadas columnas de ID_CONFIGURACION_UO en tablas REMUNERACIONES e HISTORICO_REMUNERACIONES</text:span></text:p>
            </office:annotation>
            <text:p>64</text:p>
          </table:table-cell>
          <table:table-cell office:value-type="float" office:value="65" calcext:value-type="float">
            <office:annotation draw:style-name="gr26" draw:text-style-name="P2" svg:width="28.8mm" svg:height="27.98mm" svg:x="1433.23mm" svg:y="4.52mm" draw:caption-point-x="-1.62mm" draw:caption-point-y="0.44mm">
              <dc:creator>RV</dc:creator>
              <dc:date>2015-06-22T00:00:00</dc:date>
              <text:p text:style-name="P1"><text:span text:style-name="T1">Scripts para corregir problema generado con nacionalidades paraguayas duplicadas</text:span></text:p>
            </office:annotation>
            <text:p>65</text:p>
          </table:table-cell>
          <table:table-cell office:value-type="float" office:value="66" calcext:value-type="float">
            <office:annotation draw:style-name="gr6" draw:text-style-name="P2" svg:width="28.96mm" svg:height="24.27mm" svg:x="1455.94mm" svg:y="4.52mm" draw:caption-point-x="-1.54mm" draw:caption-point-y="0.44mm">
              <dc:creator>RV</dc:creator>
              <dc:date>2015-06-22T00:00:00</dc:date>
              <text:p text:style-name="P1"><text:span text:style-name="T1">Se amplia longitud de columna ent_nombre en tabla sinarh.entidad</text:span></text:p>
            </office:annotation>
            <text:p>66</text:p>
          </table:table-cell>
          <table:table-cell office:value-type="float" office:value="67" calcext:value-type="float">
            <office:annotation draw:style-name="gr27" draw:text-style-name="P4" svg:width="28.95mm" svg:height="101.45mm" svg:x="1476.95mm" svg:y="4.52mm" draw:caption-point-x="-1.46mm" draw:caption-point-y="0.44mm">
              <dc:creator>RV</dc:creator>
              <dc:date>2015-06-22T00:00:00</dc:date>
              <text:p text:style-name="P3"><text:span text:style-name="T2">Eliminacion del limite de caracteres del campo CARGA_HORARIA, en varias tablas del esquema REMUNERACION</text:span></text:p>
              <text:p text:style-name="P3"><text:span text:style-name="T2">Insercion de objetos de gasto para el año 2015 en SINARH.SIN_OBJ</text:span></text:p>
              <text:p text:style-name="P3"><text:span text:style-name="T2">Creacion de un secuenciador para SINARH.SIN_OBJ</text:span></text:p>
            </office:annotation>
            <text:p>67</text:p>
          </table:table-cell>
          <table:table-cell office:value-type="float" office:value="68" calcext:value-type="float">
            <office:annotation draw:style-name="gr4" draw:text-style-name="P4" svg:width="28.85mm" svg:height="24.61mm" svg:x="1497.97mm" svg:y="4.52mm" draw:caption-point-x="-1.38mm" draw:caption-point-y="0.44mm">
              <dc:creator>RV</dc:creator>
              <dc:date>2015-06-22T00:00:00</dc:date>
              <text:p text:style-name="P3"><text:span text:style-name="T2">Nuevo campo en <text:s/>la tabla de estudiosRealizadosLegajo</text:span></text:p>
            </office:annotation>
            <text:p>68</text:p>
          </table:table-cell>
          <table:table-cell office:value-type="float" office:value="69" calcext:value-type="float">
            <office:annotation draw:style-name="gr28" draw:text-style-name="P2" svg:width="28.96mm" svg:height="13.53mm" svg:x="1516.77mm" svg:y="4.52mm" draw:caption-point-x="-1.32mm" draw:caption-point-y="0.44mm">
              <dc:creator>RV</dc:creator>
              <dc:date>2015-06-22T00:00:00</dc:date>
              <text:p text:style-name="P1"><text:span text:style-name="T1">Scripts para Legajo (creados por Vero M)</text:span></text:p>
            </office:annotation>
            <text:p>69</text:p>
          </table:table-cell>
          <table:table-cell office:value-type="float" office:value="70" calcext:value-type="float">
            <office:annotation draw:style-name="gr19" draw:text-style-name="P4" svg:width="28.95mm" svg:height="38.17mm" svg:x="1537.77mm" svg:y="4.52mm" draw:caption-point-x="-1.23mm" draw:caption-point-y="0.44mm">
              <dc:creator>RV</dc:creator>
              <dc:date>2015-06-22T00:00:00</dc:date>
              <text:p text:style-name="P3"><text:span text:style-name="T2">Removidas las columnas DEPENDE de todas las tablas del esquema REMUNERACION</text:span></text:p>
            </office:annotation>
            <text:p>70</text:p>
          </table:table-cell>
          <table:table-cell office:value-type="float" office:value="71" calcext:value-type="float">
            <office:annotation draw:style-name="gr6" draw:text-style-name="P2" svg:width="28.96mm" svg:height="24.27mm" svg:x="1558.79mm" svg:y="4.52mm" draw:caption-point-x="-1.15mm" draw:caption-point-y="0.44mm">
              <dc:creator>RV</dc:creator>
              <dc:date>2015-06-22T00:00:00</dc:date>
              <text:p text:style-name="P1"><text:span text:style-name="T1">Inserción de nueva función para control de acceso a pantalla de inserción masiva</text:span></text:p>
            </office:annotation>
            <text:p>71</text:p>
          </table:table-cell>
          <table:table-cell office:value-type="float" office:value="72" calcext:value-type="float">
            <office:annotation draw:style-name="gr16" draw:text-style-name="P4" svg:width="29.22mm" svg:height="65.29mm" svg:x="1576.37mm" svg:y="32.94mm" draw:caption-point-x="2.36mm" draw:caption-point-y="-27.98mm">
              <dc:creator>RV</dc:creator>
              <dc:date>2015-06-22T00:00:00</dc:date>
              <text:p text:style-name="P3"><text:span text:style-name="T2">Resize de la columna FUNCION_CUMPLIDA y DOCUMENTO_IDENTIDAD en las tablas IMPORTACION, REMUNERACIONES_TMP y HISTORICO_REMUNERACIONES_TMP</text:span></text:p>
            </office:annotation>
            <text:p>72</text:p>
          </table:table-cell>
          <table:table-cell office:value-type="float" office:value="73" calcext:value-type="float">
            <office:annotation draw:style-name="gr29" draw:text-style-name="P8" svg:width="28.99mm" svg:height="33.61mm" svg:x="1607.73mm" svg:y="0mm" draw:caption-point-x="-6.12mm" draw:caption-point-y="4.96mm">
              <dc:date>2015-06-29T00:00:00</dc:date>
              <text:p text:style-name="P7"><text:span text:style-name="T4">Alter de Promocion_concurso_agr; Empleado_concepto_pago y UPDATE de jbpm_task</text:span></text:p>
              <text:p text:style-name="P7"><text:span text:style-name="T4"/></text:p>
            </office:annotation>
            <text:p>73</text:p>
          </table:table-cell>
          <table:table-cell office:value-type="float" office:value="74" calcext:value-type="float">
            <office:annotation draw:style-name="gr30" draw:text-style-name="P8" svg:width="28.99mm" svg:height="53.36mm" svg:x="1599.15mm" svg:y="37.77mm" draw:caption-point-x="23.56mm" draw:caption-point-y="-32.81mm">
              <dc:creator>RV</dc:creator>
              <dc:date>2015-07-09T00:00:00</dc:date>
              <text:p text:style-name="P7"><text:span text:style-name="T4">Modulo legajo. Sanciones administrativas. Se agregan campos y modifican datos</text:span></text:p>
              <text:p text:style-name="P7"><text:span text:style-name="T4"/></text:p>
              <text:p text:style-name="P7"><text:span text:style-name="T4">OBS: dio error en los primeros scripts (ver archivo). Se ejecutó el resto</text:span></text:p>
              <text:p text:style-name="P7"><text:span text:style-name="T4"/></text:p>
            </office:annotation>
            <text:p>74</text:p>
          </table:table-cell>
          <table:table-cell office:value-type="float" office:value="75" calcext:value-type="float">
            <office:annotation draw:style-name="gr31" draw:text-style-name="P8" svg:width="59.77mm" svg:height="84.93mm" svg:x="1649.92mm" svg:y="0mm" draw:caption-point-x="-6.12mm" draw:caption-point-y="4.96mm">
              <dc:creator>RV</dc:creator>
              <dc:date>2015-07-06T00:00:00</dc:date>
              <text:p text:style-name="P7"><text:span text:style-name="T4">Scripts para:</text:span></text:p>
              <text:p text:style-name="P7"><text:span text:style-name="T4">Creacion de columna email_funcionario en seguridad.usuario.</text:span></text:p>
              <text:p text:style-name="P7"><text:span text:style-name="T4">Copia de email personal a email funcionario.</text:span></text:p>
              <text:p text:style-name="P7"><text:span text:style-name="T4">Insercion nuevo tipo de dato especifo (tipo de documento) Documento Alta Usuario.</text:span></text:p>
              <text:p text:style-name="P7"><text:span text:style-name="T4">Insercion rol Admin. Usuairos OEE con sus funciones.</text:span></text:p>
              <text:p text:style-name="P7"><text:span text:style-name="T4">Constraint para unicidad de codigo_usuario en seguridad.usuario.</text:span></text:p>
            </office:annotation>
            <text:p>75</text:p>
          </table:table-cell>
          <table:table-cell office:value-type="float" office:value="76" calcext:value-type="float">
            <office:annotation draw:style-name="gr32" draw:text-style-name="P8" svg:width="28.99mm" svg:height="25.71mm" svg:x="1671.02mm" svg:y="0mm" draw:caption-point-x="-6.12mm" draw:caption-point-y="4.96mm">
              <dc:date>2015-07-02T00:00:00</dc:date>
              <text:p text:style-name="P7"><text:span text:style-name="T4">Scripts para legajo.familiares; ajustes para registrar un familiar sin cedula</text:span></text:p>
            </office:annotation>
            <text:p>76</text:p>
          </table:table-cell>
          <table:table-cell office:value-type="float" office:value="77" calcext:value-type="float">
            <office:annotation draw:style-name="gr33" draw:text-style-name="P8" svg:width="28.99mm" svg:height="41.51mm" svg:x="1692.1mm" svg:y="0mm" draw:caption-point-x="-6.1mm" draw:caption-point-y="4.96mm">
              <dc:date>2015-07-08T00:00:00</dc:date>
              <text:p text:style-name="P7"><text:span text:style-name="T4">Se insertan valores en datos especificos. Y <text:s/>columnas nuevas para la tabla empleado_puesto. Para recorrido Laboral de Legajos</text:span></text:p>
            </office:annotation>
            <text:p>77</text:p>
          </table:table-cell>
          <table:table-cell office:value-type="float" office:value="78" calcext:value-type="float">
            <office:annotation draw:style-name="gr29" draw:text-style-name="P8" svg:width="28.99mm" svg:height="33.61mm" svg:x="1706.85mm" svg:y="0mm" draw:caption-point-x="0.24mm" draw:caption-point-y="4.96mm">
              <dc:creator>RV</dc:creator>
              <dc:date>2015-07-09T00:00:00</dc:date>
              <text:p text:style-name="P7"><text:span text:style-name="T4">Creación de tabla sinarh.sin_anx_original_historico y modificaciones de tablas existentes del mismo esquema</text:span></text:p>
            </office:annotation>
            <text:p>78</text:p>
          </table:table-cell>
          <table:table-cell office:value-type="float" office:value="79" calcext:value-type="float">
            <office:annotation draw:style-name="gr34" draw:text-style-name="P8" svg:width="28.99mm" svg:height="57.31mm" svg:x="1734.29mm" svg:y="0mm" draw:caption-point-x="-6.1mm" draw:caption-point-y="4.96mm">
              <dc:date>2015-07-15T00:00:00</dc:date>
              <text:p text:style-name="P7"><text:span text:style-name="T4">Modulo Movilidad.</text:span></text:p>
              <text:p text:style-name="P7"><text:span text:style-name="T4">Insercion de Datos Generales y Especificos, Proceso, Actividades de la funcionalidad de Solicitud de Traslado.</text:span></text:p>
              <text:p text:style-name="P7"><text:span text:style-name="T4">Modificacion de vista BandejaTrasladados</text:span></text:p>
            </office:annotation>
            <text:p>79</text:p>
          </table:table-cell>
          <table:table-cell office:value-type="float" office:value="80" calcext:value-type="float">
            <office:annotation draw:style-name="gr35" draw:text-style-name="P8" svg:width="28.99mm" svg:height="73.11mm" svg:x="1755.38mm" svg:y="0mm" draw:caption-point-x="-6.1mm" draw:caption-point-y="4.96mm">
              <dc:date>2015-07-17T00:00:00</dc:date>
              <text:p text:style-name="P7"><text:span text:style-name="T4">(01 y 02) Insercion de roles (y sus funciones) GESTOR REMUNERACIONES SFP y GESTOR REMUNERACIONES SFP</text:span></text:p>
              <text:p text:style-name="P7"><text:span text:style-name="T4"/></text:p>
            </office:annotation>
            <text:p>80</text:p>
          </table:table-cell>
          <table:table-cell office:value-type="float" office:value="81" calcext:value-type="float">
            <office:annotation draw:style-name="gr29" draw:text-style-name="P8" svg:width="28.99mm" svg:height="33.61mm" svg:x="1776.48mm" svg:y="0mm" draw:caption-point-x="-6.1mm" draw:caption-point-y="4.96mm">
              <dc:date>2015-07-17T00:00:00</dc:date>
              <text:p text:style-name="P7"><text:span text:style-name="T4">(03) Insercion de Datos Especificos para Movilidad</text:span></text:p>
              <text:p text:style-name="P7"><text:span text:style-name="T4">(04) Insercion de referencia para Reasignacion en Movilidad</text:span></text:p>
            </office:annotation>
            <text:p>81</text:p>
          </table:table-cell>
          <table:table-cell office:value-type="float" office:value="82" calcext:value-type="float">
            <office:annotation draw:style-name="gr36" draw:text-style-name="P8" svg:width="28.99mm" svg:height="17.81mm" svg:x="1797.58mm" svg:y="0mm" draw:caption-point-x="-6.1mm" draw:caption-point-y="4.96mm">
              <dc:date>2015-07-21T00:00:00</dc:date>
              <text:p text:style-name="P7"><text:span text:style-name="T4">Scripts relacionados a LEGAJO de Roberto</text:span></text:p>
            </office:annotation>
            <text:p>82</text:p>
          </table:table-cell>
          <table:table-cell office:value-type="float" office:value="83" calcext:value-type="float">
            <office:annotation draw:style-name="gr33" draw:text-style-name="P8" svg:width="28.99mm" svg:height="41.51mm" svg:x="1818.67mm" svg:y="0mm" draw:caption-point-x="-6.1mm" draw:caption-point-y="4.96mm">
              <dc:date>2015-07-29T00:00:00</dc:date>
              <text:p text:style-name="P7"><text:span text:style-name="T4">Inserts de referencias para nuevo estado Desierto con Documento; replace de la vista de la bandeja de tareas</text:span></text:p>
              <text:p text:style-name="P7"><text:span text:style-name="T4"/></text:p>
            </office:annotation>
            <text:p>83</text:p>
          </table:table-cell>
          <table:table-cell office:value-type="float" office:value="84" calcext:value-type="float">
            <office:annotation draw:style-name="gr33" draw:text-style-name="P8" svg:width="28.99mm" svg:height="41.51mm" svg:x="1839.77mm" svg:y="0mm" draw:caption-point-x="-6.1mm" draw:caption-point-y="4.96mm">
              <dc:date>2015-08-04T00:00:00</dc:date>
              <text:p text:style-name="P7"><text:span text:style-name="T4">Borrada la columna ENFERMO de la tabla LEGAJO.DATOS_ENFERMEDAD y agregada a la tabla GENERAL.PERSONA</text:span></text:p>
            </office:annotation>
            <text:p>84</text:p>
          </table:table-cell>
          <table:table-cell office:value-type="float" office:value="85" calcext:value-type="float">
            <office:annotation draw:style-name="gr37" draw:text-style-name="P8" svg:width="28.99mm" svg:height="29.66mm" svg:x="1860.87mm" svg:y="0mm" draw:caption-point-x="-6.1mm" draw:caption-point-y="4.96mm">
              <dc:date>2015-08-07T00:00:00</dc:date>
              <text:p text:style-name="P7"><text:span text:style-name="T4">Extension de columna CARGO para ALTAS Y BAJAS <text:s/>en REMUNERACIONES</text:span></text:p>
            </office:annotation>
            <text:p>85</text:p>
          </table:table-cell>
          <table:table-cell office:value-type="float" office:value="86" calcext:value-type="float">
            <office:annotation draw:style-name="gr38" draw:text-style-name="P8" svg:width="28.99mm" svg:height="88.91mm" svg:x="1881.96mm" svg:y="0mm" draw:caption-point-x="-6.1mm" draw:caption-point-y="4.96mm">
              <dc:date>2015-08-24T00:00:00</dc:date>
              <text:p text:style-name="P7"><text:span text:style-name="T4">Script 01 para campo de diferenciacion de Evaluacion de Desempeno Rapida</text:span></text:p>
              <text:p text:style-name="P7"><text:span text:style-name="T4">Script 02 Sacada propiedad not-null en campo id_grupo en GRUPOS_SUJETOS</text:span></text:p>
              <text:p text:style-name="P7"><text:span text:style-name="T4">Script 03 Borrado de vista EVALUACIONES_FUNCIONARIO3</text:span></text:p>
              <text:p text:style-name="P7"><text:span text:style-name="T4">Script 04 nueva vista EVALUACIONES_FUNCIONARIO3</text:span></text:p>
            </office:annotation>
            <text:p>86</text:p>
          </table:table-cell>
          <table:table-cell office:value-type="float" office:value="87" calcext:value-type="float">
            <office:annotation draw:style-name="gr33" draw:text-style-name="P8" svg:width="28.99mm" svg:height="41.51mm" svg:x="1903.06mm" svg:y="0mm" draw:caption-point-x="-6.1mm" draw:caption-point-y="4.96mm">
              <dc:date>2015-09-03T00:00:00</dc:date>
              <text:p text:style-name="P7"><text:span text:style-name="T4">Agregadas columnas id_persona e id_configuracion_uo en REMUNERACIONES_TMP e HISTORICO_REMUNERACIONES_TMP</text:span></text:p>
            </office:annotation>
            <text:p>87</text:p>
          </table:table-cell>
          <table:table-cell office:value-type="float" office:value="88" calcext:value-type="float">
            <office:annotation draw:style-name="gr39" draw:text-style-name="P8" svg:width="28.99mm" svg:height="13.86mm" svg:x="1924.15mm" svg:y="0mm" draw:caption-point-x="-6.1mm" draw:caption-point-y="4.96mm">
              <dc:date>2015-09-04T00:00:00</dc:date>
              <text:p text:style-name="P7"><text:span text:style-name="T4">Insercion de persona VACANTE</text:span></text:p>
            </office:annotation>
            <text:p>88</text:p>
          </table:table-cell>
          <table:table-cell office:value-type="float" office:value="89" calcext:value-type="float">
            <office:annotation draw:style-name="gr32" draw:text-style-name="P8" svg:width="28.99mm" svg:height="25.71mm" svg:x="1945.25mm" svg:y="0mm" draw:caption-point-x="-6.1mm" draw:caption-point-y="4.96mm">
              <dc:date>2015-09-04T00:00:00</dc:date>
              <text:p text:style-name="P7"><text:span text:style-name="T4">Se agrega campo prefijo en la tabla general.pais para identificar el Código de País</text:span></text:p>
            </office:annotation>
            <text:p>89</text:p>
          </table:table-cell>
          <table:table-cell office:value-type="float" office:value="90" calcext:value-type="float">
            <office:annotation draw:style-name="gr32" draw:text-style-name="P8" svg:width="28.99mm" svg:height="25.71mm" svg:x="1966mm" svg:y="0mm" draw:caption-point-x="-5.75mm" draw:caption-point-y="4.96mm">
              <dc:date>2015-09-14T00:00:00</dc:date>
              <text:p text:style-name="P7"><text:span text:style-name="T4">Datos Especificos para Anexo en Gestionar DESVINCULACIONES</text:span></text:p>
            </office:annotation>
            <text:p>90</text:p>
          </table:table-cell>
          <table:table-cell office:value-type="float" office:value="91" calcext:value-type="float">
            <office:annotation draw:style-name="gr40" draw:text-style-name="P8" svg:width="28.99mm" svg:height="37.56mm" svg:x="1987.44mm" svg:y="0mm" draw:caption-point-x="-6.1mm" draw:caption-point-y="4.96mm">
              <dc:date>2015-09-14T00:00:00</dc:date>
              <text:p text:style-name="P7"><text:span text:style-name="T4">Datos Especificos para Anexo en Gestionar DESVINCULACIONES, pero para los Inhabilitados y Jubilados</text:span></text:p>
            </office:annotation>
            <text:p>91</text:p>
          </table:table-cell>
          <table:table-cell office:value-type="float" office:value="92" calcext:value-type="float">
            <office:annotation draw:style-name="gr29" draw:text-style-name="P8" svg:width="28.99mm" svg:height="33.61mm" svg:x="2008.54mm" svg:y="0mm" draw:caption-point-x="-6.1mm" draw:caption-point-y="4.96mm">
              <dc:date>2015-09-18T00:00:00</dc:date>
              <text:p text:style-name="P7"><text:span text:style-name="T4">Creacion de la tabla CONTROL_REMUNERACIONES_TMP en el esquema REMUNERACION</text:span></text:p>
            </office:annotation>
            <text:p>92</text:p>
          </table:table-cell>
          <table:table-cell office:value-type="float" office:value="93" calcext:value-type="float">
            <office:annotation draw:style-name="gr40" draw:text-style-name="P8" svg:width="28.99mm" svg:height="37.56mm" svg:x="2029.63mm" svg:y="0mm" draw:caption-point-x="-6.1mm" draw:caption-point-y="4.96mm">
              <dc:date>2015-09-30T00:00:00</dc:date>
              <text:p text:style-name="P7"><text:span text:style-name="T4">Eliminada la restricción de 255 caracteres al campo de observaciones de seleccion.eval_documental_cab</text:span></text:p>
              <text:p text:style-name="P7"><text:span text:style-name="T4"/></text:p>
            </office:annotation>
            <text:p>93</text:p>
          </table:table-cell>
          <table:table-cell office:value-type="float" office:value="94" calcext:value-type="float">
            <office:annotation draw:style-name="gr39" draw:text-style-name="P8" svg:width="28.99mm" svg:height="13.86mm" svg:x="2050.73mm" svg:y="0mm" draw:caption-point-x="-6.1mm" draw:caption-point-y="4.96mm">
              <dc:date>2015-10-01T00:00:00</dc:date>
              <text:p text:style-name="P7"><text:span text:style-name="T4">Se agrega nuevas funciones</text:span></text:p>
            </office:annotation>
            <text:p>94</text:p>
          </table:table-cell>
          <table:table-cell office:value-type="float" office:value="95" calcext:value-type="float">
            <office:annotation draw:style-name="gr39" draw:text-style-name="P8" svg:width="28.99mm" svg:height="13.86mm" svg:x="2071.83mm" svg:y="0mm" draw:caption-point-x="-6.1mm" draw:caption-point-y="4.96mm">
              <dc:date>2015-10-08T00:00:00</dc:date>
              <text:p text:style-name="P7"><text:span text:style-name="T4">Nuevas funciones para reportes</text:span></text:p>
            </office:annotation>
            <text:p>95</text:p>
          </table:table-cell>
          <table:table-cell office:value-type="float" office:value="96" calcext:value-type="float">
            <office:annotation draw:style-name="gr37" draw:text-style-name="P8" svg:width="28.99mm" svg:height="29.66mm" svg:x="2092.92mm" svg:y="0mm" draw:caption-point-x="-6.1mm" draw:caption-point-y="4.96mm">
              <dc:date>2015-10-15T00:00:00</dc:date>
              <text:p text:style-name="P7"><text:span text:style-name="T4">Insercion de registro MONTO_PROMOCION para REASIGNACION en MOVILIDAD</text:span></text:p>
            </office:annotation>
            <text:p>96</text:p>
          </table:table-cell>
          <table:table-cell office:value-type="float" office:value="97" calcext:value-type="float">
            <office:annotation draw:style-name="gr37" draw:text-style-name="P8" svg:width="28.99mm" svg:height="29.66mm" svg:x="2114.02mm" svg:y="0mm" draw:caption-point-x="-6.1mm" draw:caption-point-y="4.96mm">
              <dc:date>2015-10-16T00:00:00</dc:date>
              <text:p text:style-name="P7"><text:span text:style-name="T4">Inserción en PLANIFICACION.ESTADO_CAB para INTERINAZGO CON CAMBIO DE PUESTO</text:span></text:p>
            </office:annotation>
            <text:p>97</text:p>
          </table:table-cell>
          <table:table-cell office:value-type="float" office:value="98" calcext:value-type="float">
            <office:annotation draw:style-name="gr37" draw:text-style-name="P8" svg:width="28.99mm" svg:height="29.66mm" svg:x="2135.11mm" svg:y="0mm" draw:caption-point-x="-6.1mm" draw:caption-point-y="4.96mm">
              <dc:date>2015-10-20T00:00:00</dc:date>
              <text:p text:style-name="P7"><text:span text:style-name="T4">Insercion en PLANIFICACION.ESTADO_CAB y en SELECCION.DATOS_ESP para MOVILIDAD</text:span></text:p>
            </office:annotation>
            <text:p>98</text:p>
          </table:table-cell>
          <table:table-cell office:value-type="float" office:value="99" calcext:value-type="float">
            <office:annotation draw:style-name="gr41" draw:text-style-name="P8" svg:width="28.99mm" svg:height="45.46mm" svg:x="2156.21mm" svg:y="0mm" draw:caption-point-x="-6.1mm" draw:caption-point-y="4.96mm">
              <dc:date>2015-10-21T00:00:00</dc:date>
              <text:p text:style-name="P7"><text:span text:style-name="T4">Modificacion de la vista EMPLEADO_PUESTO_651 para la visualizacion de la vinculacion (PERMANENTE o CONTRATADO) en RECORRIDO LABORAL</text:span></text:p>
            </office:annotation>
            <text:p>99</text:p>
          </table:table-cell>
          <table:table-cell office:value-type="float" office:value="100" calcext:value-type="float">
            <office:annotation draw:style-name="gr36" draw:text-style-name="P8" svg:width="28.99mm" svg:height="17.81mm" svg:x="2177.31mm" svg:y="0mm" draw:caption-point-x="-6.1mm" draw:caption-point-y="4.96mm">
              <dc:date>2015-10-23T00:00:00</dc:date>
              <text:p text:style-name="P7"><text:span text:style-name="T4">Incluir Tipos de Movimientos en la tabla referencias</text:span></text:p>
            </office:annotation>
            <text:p>100</text:p>
          </table:table-cell>
          <table:table-cell office:value-type="float" office:value="101" calcext:value-type="float">
            <office:annotation draw:style-name="gr39" draw:text-style-name="P8" svg:width="28.99mm" svg:height="13.86mm" svg:x="2198.4mm" svg:y="0mm" draw:caption-point-x="-6.1mm" draw:caption-point-y="4.96mm">
              <dc:date>2015-10-23T00:00:00</dc:date>
              <text:p text:style-name="P7"><text:span text:style-name="T4">Alter de la tabla datos_grupo_puesto</text:span></text:p>
            </office:annotation>
            <text:p>101</text:p>
          </table:table-cell>
          <table:table-cell office:value-type="float" office:value="102" calcext:value-type="float">
            <office:annotation draw:style-name="gr32" draw:text-style-name="P8" svg:width="28.99mm" svg:height="25.71mm" svg:x="2219.5mm" svg:y="0mm" draw:caption-point-x="-6.1mm" draw:caption-point-y="4.96mm">
              <dc:date>2015-10-26T00:00:00</dc:date>
              <text:p text:style-name="P7"><text:span text:style-name="T4">Incluir funciones en la tabla seguridad.funcion, asignar funciones al Rol Administrador</text:span></text:p>
            </office:annotation>
            <text:p>102</text:p>
          </table:table-cell>
          <table:table-cell office:value-type="float" office:value="103" calcext:value-type="float">
            <office:annotation draw:style-name="gr34" draw:text-style-name="P8" svg:width="28.99mm" svg:height="57.31mm" svg:x="2240.6mm" svg:y="0mm" draw:caption-point-x="-6.1mm" draw:caption-point-y="4.96mm">
              <dc:date>2015-10-27T00:00:00</dc:date>
              <text:p text:style-name="P7"><text:span text:style-name="T4">Agregadas columnas para documento de certificado sanguineo y telefono de seguro médico.</text:span></text:p>
              <text:p text:style-name="P7"><text:span text:style-name="T4">Agregada institucion educativa INAPP.</text:span></text:p>
              <text:p text:style-name="P7"><text:span text:style-name="T4">Agregados datos especificos varios</text:span></text:p>
            </office:annotation>
            <text:p>103</text:p>
          </table:table-cell>
          <table:table-cell office:value-type="float" office:value="104" calcext:value-type="float">
            <office:annotation draw:style-name="gr39" draw:text-style-name="P8" svg:width="28.99mm" svg:height="13.86mm" svg:x="2261.69mm" svg:y="0mm" draw:caption-point-x="-6.1mm" draw:caption-point-y="4.96mm">
              <dc:date>2015-10-28T00:00:00</dc:date>
              <text:p text:style-name="P7"><text:span text:style-name="T4">Aumentar length campo movimiento</text:span></text:p>
            </office:annotation>
            <text:p>104</text:p>
          </table:table-cell>
          <table:table-cell office:value-type="float" office:value="105" calcext:value-type="float">
            <office:annotation draw:style-name="gr40" draw:text-style-name="P8" svg:width="28.99mm" svg:height="37.56mm" svg:x="2282.79mm" svg:y="0mm" draw:caption-point-x="-6.1mm" draw:caption-point-y="4.96mm">
              <dc:date>2015-10-30T00:00:00</dc:date>
              <text:p text:style-name="P7"><text:span text:style-name="T4">Insercion de registro en ROL_FUNCION para funcion listar sin nivel entidad en rol Gestor Remuneraciones OEE</text:span></text:p>
            </office:annotation>
            <text:p>105</text:p>
          </table:table-cell>
          <table:table-cell office:value-type="float" office:value="106" calcext:value-type="float">
            <office:annotation draw:style-name="gr32" draw:text-style-name="P8" svg:width="28.99mm" svg:height="25.71mm" svg:x="2303.88mm" svg:y="0mm" draw:caption-point-x="-6.1mm" draw:caption-point-y="4.96mm">
              <dc:date>2015-11-05T00:00:00</dc:date>
              <text:p text:style-name="P7"><text:span text:style-name="T4">Aumentar lenght de titulo_a_publicar de datos_grupo_puesto</text:span></text:p>
            </office:annotation>
            <text:p>106</text:p>
          </table:table-cell>
          <table:table-cell office:value-type="float" office:value="107" calcext:value-type="float">
            <office:annotation draw:style-name="gr32" draw:text-style-name="P8" svg:width="28.99mm" svg:height="25.71mm" svg:x="2324.98mm" svg:y="0mm" draw:caption-point-x="-6.1mm" draw:caption-point-y="4.96mm">
              <dc:date>2015-11-05T00:00:00</dc:date>
              <text:p text:style-name="P7"><text:span text:style-name="T4">Inserción de datos específicos para estados de permisos en LEGAJO</text:span></text:p>
            </office:annotation>
            <text:p>107</text:p>
          </table:table-cell>
          <table:table-cell office:value-type="float" office:value="108" calcext:value-type="float">
            <office:annotation draw:style-name="gr39" draw:text-style-name="P8" svg:width="28.99mm" svg:height="13.86mm" svg:x="2346.08mm" svg:y="0mm" draw:caption-point-x="-6.1mm" draw:caption-point-y="4.96mm">
              <dc:date>2015-11-17T00:00:00</dc:date>
              <text:p text:style-name="P7"><text:span text:style-name="T4">Replace view proceso.bandeja_entrada</text:span></text:p>
            </office:annotation>
            <text:p>108</text:p>
          </table:table-cell>
          <table:table-cell office:value-type="string" calcext:value-type="string">
            <text:p>Mperalta/001</text:p>
          </table:table-cell>
          <table:table-cell office:value-type="string" calcext:value-type="string">
            <text:p>Mperalta/002</text:p>
          </table:table-cell>
          <table:table-cell table:style-name="ce38" office:value-type="string" calcext:value-type="string">
            <text:p>Mperalta/003</text:p>
          </table:table-cell>
          <table:table-cell table:style-name="ce38" office:value-type="string" calcext:value-type="string">
            <text:p>Mperalta/004</text:p>
          </table:table-cell>
          <table:table-cell office:value-type="float" office:value="109" calcext:value-type="float">
            <office:annotation draw:style-name="gr29" draw:text-style-name="P8" svg:width="28.99mm" svg:height="33.61mm" svg:x="2496.04mm" svg:y="0mm" draw:caption-point-x="-6.1mm" draw:caption-point-y="4.96mm">
              <dc:date>2016-01-13T00:00:00</dc:date>
              <text:p text:style-name="P7"><text:span text:style-name="T4">ALTER de la tabla MOVILIDAD.SOLICITUD_TRASLADO_CAB para cambios en TRASLADO SIN y CON LÍNEA</text:span></text:p>
            </office:annotation>
            <text:p>109</text:p>
          </table:table-cell>
          <table:table-cell table:style-name="ce38" office:value-type="string" calcext:value-type="string">
            <text:p>Mperalta/00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office:annotation draw:style-name="gr29" draw:text-style-name="P8" svg:width="28.99mm" svg:height="33.61mm" svg:x="2603.22mm" svg:y="0mm" draw:caption-point-x="-6.1mm" draw:caption-point-y="4.96mm">
              <dc:date>2016-02-02T00:00:00</dc:date>
              <text:p text:style-name="P7"><text:span text:style-name="T4">Insert datos específicos para estados APROBADO, RECHAZO y PENDIENTE en PERMISO (LEGAJO)</text:span></text:p>
            </office:annotation>
            <text:p>112</text:p>
          </table:table-cell>
          <table:table-cell office:value-type="string" calcext:value-type="string">
            <text:p>Zdiaz/001</text:p>
          </table:table-cell>
          <table:table-cell office:value-type="string" calcext:value-type="string">
            <text:p>Mperalta/006</text:p>
          </table:table-cell>
          <table:table-cell office:value-type="string" calcext:value-type="string">
            <text:p>Sorue/001</text:p>
          </table:table-cell>
          <table:table-cell office:value-type="string" calcext:value-type="string">
            <text:p>Sorue/002</text:p>
          </table:table-cell>
          <table:table-cell office:value-type="string" calcext:value-type="string">
            <text:p>Sorue/003</text:p>
          </table:table-cell>
          <table:table-cell office:value-type="string" calcext:value-type="string">
            <text:p>Zdiaz/002</text:p>
          </table:table-cell>
          <table:table-cell office:value-type="string" calcext:value-type="string">
            <text:p>Zdiaz/003</text:p>
          </table:table-cell>
          <table:table-cell office:value-type="string" calcext:value-type="string">
            <text:p>Zdiaz/004</text:p>
          </table:table-cell>
          <table:table-cell office:value-type="string" calcext:value-type="string">
            <text:p>Sorue/004</text:p>
          </table:table-cell>
          <table:table-cell office:value-type="string" calcext:value-type="string">
            <text:p>Zdiaz/005</text:p>
          </table:table-cell>
          <table:table-cell office:value-type="string" calcext:value-type="string">
            <text:p>Zdiaz/006</text:p>
          </table:table-cell>
          <table:table-cell office:value-type="string" calcext:value-type="string">
            <text:p>Zdiaz/007</text:p>
          </table:table-cell>
          <table:table-cell office:value-type="string" calcext:value-type="string">
            <text:p>Zdiaz/008</text:p>
          </table:table-cell>
          <table:table-cell office:value-type="string" calcext:value-type="string">
            <text:p>Zdiaz/009</text:p>
          </table:table-cell>
          <table:table-cell office:value-type="string" calcext:value-type="string">
            <text:p>Mperalta/007</text:p>
          </table:table-cell>
          <table:table-cell office:value-type="string" calcext:value-type="string">
            <text:p>Ecespedes/001</text:p>
          </table:table-cell>
          <table:table-cell office:value-type="string" calcext:value-type="string">
            <text:p>Zdiaz/010</text:p>
          </table:table-cell>
          <table:table-cell office:value-type="string" calcext:value-type="string">
            <text:p>Mperalta/008</text:p>
          </table:table-cell>
          <table:table-cell office:value-type="string" calcext:value-type="string">
            <text:p>Zdiaz/011</text:p>
          </table:table-cell>
          <table:table-cell office:value-type="string" calcext:value-type="string">
            <text:p>Zdiaz/012</text:p>
          </table:table-cell>
          <table:table-cell office:value-type="string" calcext:value-type="string">
            <text:p>Ecespedes/002</text:p>
          </table:table-cell>
          <table:table-cell office:value-type="string" calcext:value-type="string">
            <text:p>Ecespedes/003</text:p>
          </table:table-cell>
          <table:table-cell office:value-type="string" calcext:value-type="string">
            <text:p>Ecespedes/004</text:p>
          </table:table-cell>
          <table:table-cell office:value-type="string" calcext:value-type="string">
            <text:p>Zdiaz/013</text:p>
          </table:table-cell>
          <table:table-cell office:value-type="string" calcext:value-type="string">
            <text:p>Zdiaz/014</text:p>
          </table:table-cell>
          <table:table-cell office:value-type="string" calcext:value-type="string">
            <text:p>Vcaligaris/001</text:p>
          </table:table-cell>
          <table:table-cell office:value-type="string" calcext:value-type="string">
            <text:p>Ecespedes/005</text:p>
          </table:table-cell>
          <table:table-cell office:value-type="string" calcext:value-type="string">
            <text:p>Zdiaz/015</text:p>
          </table:table-cell>
          <table:table-cell office:value-type="string" calcext:value-type="string">
            <text:p>Zdiaz/016</text:p>
          </table:table-cell>
          <table:table-cell office:value-type="string" calcext:value-type="string">
            <text:p>Zdiaz/017</text:p>
          </table:table-cell>
          <table:table-cell table:number-columns-repeated="883"/>
        </table:table-row>
        <table:table-row table:style-name="ro2">
          <table:table-cell office:value-type="string" calcext:value-type="string">
            <text:p>BD/Servidor</text:p>
          </table:table-cell>
          <table:table-cell office:value-type="string" calcext:value-type="string">
            <text:p>Fecha Creación</text:p>
          </table:table-cell>
          <table:table-cell office:value-type="string" calcext:value-type="string">
            <text:p>BD Origen</text:p>
          </table:table-cell>
          <table:table-cell table:style-name="ce13" office:value-type="string" calcext:value-type="string">
            <text:p>EC</text:p>
          </table:table-cell>
          <table:table-cell table:style-name="ce13" office:value-type="string" calcext:value-type="string">
            <text:p>NV</text:p>
          </table:table-cell>
          <table:table-cell table:number-columns-repeated="2" table:style-name="ce13" office:value-type="string" calcext:value-type="string">
            <text:p>EC</text:p>
          </table:table-cell>
          <table:table-cell table:style-name="ce13" office:value-type="string" calcext:value-type="string">
            <text:p>NV</text:p>
          </table:table-cell>
          <table:table-cell table:style-name="ce13" office:value-type="string" calcext:value-type="string">
            <text:p>ST</text:p>
          </table:table-cell>
          <table:table-cell table:style-name="ce13" office:value-type="string" calcext:value-type="string">
            <text:p>EC</text:p>
          </table:table-cell>
          <table:table-cell table:style-name="ce13" office:value-type="string" calcext:value-type="string">
            <text:p>WS</text:p>
          </table:table-cell>
          <table:table-cell table:number-columns-repeated="2" table:style-name="ce13" office:value-type="string" calcext:value-type="string">
            <text:p>EC</text:p>
          </table:table-cell>
          <table:table-cell table:style-name="ce13" office:value-type="string" calcext:value-type="string">
            <text:p>WS</text:p>
          </table:table-cell>
          <table:table-cell table:style-name="ce13" office:value-type="string" calcext:value-type="string">
            <text:p>RV</text:p>
          </table:table-cell>
          <table:table-cell table:style-name="ce13" office:value-type="string" calcext:value-type="string">
            <text:p>W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ws</text:p>
          </table:table-cell>
          <table:table-cell table:number-columns-repeated="2" office:value-type="string" calcext:value-type="string">
            <text:p>EC</text:p>
          </table:table-cell>
          <table:table-cell office:value-type="string" calcext:value-type="string">
            <office:annotation draw:style-name="gr17" draw:text-style-name="P2" svg:width="28.99mm" svg:height="17.37mm" svg:x="571.38mm" svg:y="4.85mm" draw:caption-point-x="-4.84mm" draw:caption-point-y="4.98mm">
              <dc:creator>RV</dc:creator>
              <dc:date>2015-06-22T00:00:00</dc:date>
              <text:p text:style-name="P1"><text:span text:style-name="T1">Modificación mensaje de bienvenida en portal</text:span></text:p>
            </office:annotation>
            <text:p>ST</text:p>
          </table:table-cell>
          <table:table-cell office:value-type="string" calcext:value-type="string">
            <text:p>RV</text:p>
          </table:table-cell>
          <table:table-cell table:number-columns-repeated="4" office:value-type="string" calcext:value-type="string">
            <text:p>WS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WS</text:p>
          </table:table-cell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WS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, RV</text:p>
          </table:table-cell>
          <table:table-cell office:value-type="string" calcext:value-type="string">
            <text:p>AL, RV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JD</text:p>
          </table:table-cell>
          <table:table-cell table:number-columns-repeated="2" office:value-type="string" calcext:value-type="string">
            <text:p>EC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EC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V</text:p>
          </table:table-cell>
          <table:table-cell table:number-columns-repeated="2" office:value-type="string" calcext:value-type="string">
            <text:p>SO</text:p>
          </table:table-cell>
          <table:table-cell table:number-columns-repeated="2" office:value-type="string" calcext:value-type="string">
            <text:p>EC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SO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C</text:p>
          </table:table-cell>
          <table:table-cell table:number-columns-repeated="5" office:value-type="string" calcext:value-type="string">
            <text:p>SO</text:p>
          </table:table-cell>
          <table:table-cell office:value-type="string" calcext:value-type="string">
            <text:p>ZD</text:p>
          </table:table-cell>
          <table:table-cell table:number-columns-repeated="3" office:value-type="string" calcext:value-type="string">
            <text:p>SO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ZD</text:p>
          </table:table-cell>
          <table:table-cell table:number-columns-repeated="4" office:value-type="string" calcext:value-type="string">
            <text:p>SO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ZD</text:p>
          </table:table-cell>
          <table:table-cell table:number-columns-repeated="4"/>
          <table:table-cell office:value-type="string" calcext:value-type="string">
            <text:p>SO</text:p>
          </table:table-cell>
          <table:table-cell/>
          <table:table-cell table:number-columns-repeated="3" office:value-type="string" calcext:value-type="string">
            <text:p>SO</text:p>
          </table:table-cell>
          <table:table-cell table:number-columns-repeated="913"/>
        </table:table-row>
        <table:table-row table:style-name="ro2">
          <table:table-cell table:style-name="ce3" office:value-type="string" calcext:value-type="string">
            <text:p>sicca/producción</text:p>
          </table:table-cell>
          <table:table-cell table:style-name="ce3" table:number-columns-repeated="2"/>
          <table:table-cell table:number-columns-repeated="4" table:style-name="ce8" office:value-type="date" office:date-value="2014-07-01" calcext:value-type="date">
            <text:p>7/1/2014</text:p>
          </table:table-cell>
          <table:table-cell table:number-columns-repeated="3" table:style-name="ce8" office:value-type="date" office:date-value="2014-07-14" calcext:value-type="date">
            <text:p>7/14/2014</text:p>
          </table:table-cell>
          <table:table-cell table:style-name="ce8" office:value-type="date" office:date-value="2014-10-23" calcext:value-type="date">
            <text:p>10/23/2014</text:p>
          </table:table-cell>
          <table:table-cell table:style-name="ce8" office:value-type="date" office:date-value="2014-08-01" calcext:value-type="date">
            <text:p>8/1/2014</text:p>
          </table:table-cell>
          <table:table-cell table:style-name="ce8" office:value-type="date" office:date-value="2014-08-05" calcext:value-type="date">
            <text:p>8/5/2014</text:p>
          </table:table-cell>
          <table:table-cell table:style-name="ce8" office:value-type="date" office:date-value="2014-08-22" calcext:value-type="date">
            <text:p>8/22/2014</text:p>
          </table:table-cell>
          <table:table-cell table:style-name="ce8" office:value-type="date" office:date-value="2014-09-04" calcext:value-type="date">
            <text:p>9/4/2014</text:p>
          </table:table-cell>
          <table:table-cell table:style-name="ce16"/>
          <table:table-cell table:style-name="ce8" office:value-type="date" office:date-value="2014-10-03" calcext:value-type="date">
            <text:p>10/3/2014</text:p>
          </table:table-cell>
          <table:table-cell table:style-name="ce8"/>
          <table:table-cell table:number-columns-repeated="2" table:style-name="ce8" office:value-type="date" office:date-value="2014-10-03" calcext:value-type="date">
            <text:p>10/3/2014</text:p>
          </table:table-cell>
          <table:table-cell table:style-name="ce8" office:value-type="date" office:date-value="2014-10-05" calcext:value-type="date">
            <text:p>10/5/2014</text:p>
          </table:table-cell>
          <table:table-cell table:style-name="ce8" office:value-type="date" office:date-value="2014-10-03" calcext:value-type="date">
            <text:p>10/3/2014</text:p>
          </table:table-cell>
          <table:table-cell table:style-name="ce16" table:number-columns-repeated="3"/>
          <table:table-cell table:style-name="ce8" office:value-type="string" calcext:value-type="string">
            <text:p>10/16/2014</text:p>
          </table:table-cell>
          <table:table-cell table:style-name="ce16" office:value-type="string" calcext:value-type="string">
            <text:p>21/10/2014</text:p>
          </table:table-cell>
          <table:table-cell table:style-name="ce16" table:number-columns-repeated="2"/>
          <table:table-cell table:number-columns-repeated="2" table:style-name="ce23" office:value-type="date" office:date-value="2015-07-05" calcext:value-type="date">
            <text:p>05/07/15</text:p>
          </table:table-cell>
          <table:table-cell table:style-name="ce27" office:value-type="date" office:date-value="2015-01-09" calcext:value-type="date">
            <text:p>09/01/2015</text:p>
          </table:table-cell>
          <table:table-cell table:number-columns-repeated="2" table:style-name="ce23" office:value-type="date" office:date-value="2015-07-05" calcext:value-type="date">
            <text:p>05/07/15</text:p>
          </table:table-cell>
          <table:table-cell table:style-name="ce27" office:value-type="date" office:date-value="2014-12-18" calcext:value-type="date">
            <text:p>18/12/2014</text:p>
          </table:table-cell>
          <table:table-cell table:style-name="ce27" office:value-type="date" office:date-value="2014-12-26" calcext:value-type="date">
            <text:p>26/12/2014</text:p>
          </table:table-cell>
          <table:table-cell table:style-name="ce23" office:value-type="date" office:date-value="2015-07-05" calcext:value-type="date">
            <text:p>05/07/15</text:p>
          </table:table-cell>
          <table:table-cell table:style-name="ce27" office:value-type="date" office:date-value="2015-01-20" calcext:value-type="date">
            <text:p>20/01/2015</text:p>
          </table:table-cell>
          <table:table-cell table:style-name="ce23" office:value-type="date" office:date-value="2015-06-03" calcext:value-type="date">
            <text:p>03/06/15</text:p>
          </table:table-cell>
          <table:table-cell table:style-name="ce26" office:value-type="date" office:date-value="2015-03-09" calcext:value-type="date">
            <text:p>3/9/2015</text:p>
          </table:table-cell>
          <table:table-cell table:style-name="ce23" office:value-type="date" office:date-value="2015-07-05" calcext:value-type="date">
            <text:p>05/07/15</text:p>
          </table:table-cell>
          <table:table-cell table:number-columns-repeated="6" table:style-name="ce23" office:value-type="date" office:date-value="2015-06-03" calcext:value-type="date">
            <text:p>03/06/15</text:p>
          </table:table-cell>
          <table:table-cell table:style-name="ce16" office:value-type="string" calcext:value-type="string">
            <text:p>28/04/15</text:p>
          </table:table-cell>
          <table:table-cell table:number-columns-repeated="3" table:style-name="ce23" office:value-type="date" office:date-value="2015-07-05" calcext:value-type="date">
            <text:p>05/07/15</text:p>
          </table:table-cell>
          <table:table-cell table:style-name="ce23" office:value-type="date" office:date-value="2015-03-31" calcext:value-type="date">
            <office:annotation draw:style-name="gr42" draw:text-style-name="P2" svg:width="28.96mm" svg:height="40.41mm" svg:x="1277.68mm" svg:y="5.22mm" draw:caption-point-x="-2.21mm" draw:caption-point-y="9.48mm">
              <dc:creator>RV</dc:creator>
              <dc:date>2015-06-22T00:00:00</dc:date>
              <text:p text:style-name="P1"><text:span text:style-name="T1">Fueron ejecutados:</text:span></text:p>
              <text:p text:style-name="P1"><text:span text:style-name="T1">Administrador concursos SFP</text:span></text:p>
              <text:p text:style-name="P1"><text:span text:style-name="T1">Administrador concursos OEE</text:span></text:p>
              <text:p text:style-name="P1"><text:span text:style-name="T1">MAxima autoridad SFP</text:span></text:p>
              <text:p text:style-name="P1"><text:span text:style-name="T1">Evaluador de concursos</text:span></text:p>
            </office:annotation>
            <text:p>31/03/15</text:p>
          </table:table-cell>
          <table:table-cell table:style-name="ce23" office:value-type="date" office:date-value="2015-07-05" calcext:value-type="date">
            <text:p>05/07/15</text:p>
          </table:table-cell>
          <table:table-cell table:style-name="ce26" office:value-type="date" office:date-value="2015-06-05" calcext:value-type="date">
            <text:p>6/5/2015</text:p>
          </table:table-cell>
          <table:table-cell table:style-name="ce23" office:value-type="date" office:date-value="2015-09-16" calcext:value-type="date">
            <text:p>16/09/15</text:p>
          </table:table-cell>
          <table:table-cell table:style-name="ce29" office:value-type="string" calcext:value-type="string">
            <text:p>05/06/2015 --&gt; solo el</text:p>
          </table:table-cell>
          <table:table-cell table:number-columns-repeated="3" table:style-name="ce26" office:value-type="date" office:date-value="2015-06-05" calcext:value-type="date">
            <text:p>6/5/2015</text:p>
          </table:table-cell>
          <table:table-cell table:style-name="ce26" office:value-type="date" office:date-value="2015-06-08" calcext:value-type="date">
            <text:p>6/8/2015</text:p>
          </table:table-cell>
          <table:table-cell table:style-name="ce23" office:value-type="date" office:date-value="2015-11-06" calcext:value-type="date">
            <text:p>06/11/15</text:p>
          </table:table-cell>
          <table:table-cell table:style-name="ce23" office:value-type="date" office:date-value="2015-12-06" calcext:value-type="date">
            <text:p>06/12/15</text:p>
          </table:table-cell>
          <table:table-cell table:style-name="ce23" office:value-type="date" office:date-value="2015-06-17" calcext:value-type="date">
            <text:p>17/06/15</text:p>
          </table:table-cell>
          <table:table-cell table:number-columns-repeated="3" table:style-name="ce23" office:value-type="date" office:date-value="2015-06-22" calcext:value-type="date">
            <text:p>22/06/15</text:p>
          </table:table-cell>
          <table:table-cell table:style-name="ce33" office:value-type="date" office:date-value="2015-07-03" calcext:value-type="date">
            <text:p>03/07/15</text:p>
          </table:table-cell>
          <table:table-cell table:style-name="ce35" office:value-type="date" office:date-value="2015-07-09" calcext:value-type="date">
            <text:p>09/07/15</text:p>
          </table:table-cell>
          <table:table-cell table:number-columns-repeated="2" table:style-name="ce33" office:value-type="date" office:date-value="2015-07-03" calcext:value-type="date">
            <text:p>03/07/15</text:p>
          </table:table-cell>
          <table:table-cell table:number-columns-repeated="2" table:style-name="ce35" office:value-type="date" office:date-value="2015-07-09" calcext:value-type="date">
            <text:p>09/07/15</text:p>
          </table:table-cell>
          <table:table-cell table:style-name="ce35" office:value-type="date" office:date-value="2015-09-21" calcext:value-type="date">
            <text:p>21/09/15</text:p>
          </table:table-cell>
          <table:table-cell table:style-name="ce35" office:value-type="date" office:date-value="2015-07-17" calcext:value-type="date">
            <text:p>17/07/15</text:p>
          </table:table-cell>
          <table:table-cell table:style-name="ce36" office:value-type="date" office:date-value="2016-02-15" calcext:value-type="date">
            <text:p>15/02/16</text:p>
          </table:table-cell>
          <table:table-cell table:style-name="ce35" office:value-type="date" office:date-value="2015-07-24" calcext:value-type="date">
            <text:p>24/07/15</text:p>
          </table:table-cell>
          <table:table-cell table:style-name="ce35" office:value-type="date" office:date-value="2015-07-30" calcext:value-type="date">
            <text:p>30/07/15</text:p>
          </table:table-cell>
          <table:table-cell table:style-name="ce35" office:value-type="date" office:date-value="2015-08-06" calcext:value-type="date">
            <text:p>06/08/15</text:p>
          </table:table-cell>
          <table:table-cell table:style-name="ce35" office:value-type="date" office:date-value="2015-08-07" calcext:value-type="date">
            <text:p>07/08/15</text:p>
          </table:table-cell>
          <table:table-cell table:style-name="ce36" office:value-type="date" office:date-value="2016-02-15" calcext:value-type="date">
            <text:p>15/02/16</text:p>
          </table:table-cell>
          <table:table-cell table:style-name="ce35" office:value-type="date" office:date-value="2015-09-03" calcext:value-type="date">
            <text:p>03/09/15</text:p>
          </table:table-cell>
          <table:table-cell table:number-columns-repeated="2" table:style-name="ce35" office:value-type="date" office:date-value="2015-09-04" calcext:value-type="date">
            <text:p>04/09/15</text:p>
          </table:table-cell>
          <table:table-cell table:style-name="ce35" office:value-type="date" office:date-value="2015-09-10" calcext:value-type="date">
            <text:p>10/09/15</text:p>
          </table:table-cell>
          <table:table-cell table:style-name="ce35" office:value-type="date" office:date-value="2015-09-21" calcext:value-type="date">
            <text:p>21/09/15</text:p>
          </table:table-cell>
          <table:table-cell table:style-name="ce35" office:value-type="date" office:date-value="2015-09-18" calcext:value-type="date">
            <text:p>18/09/15</text:p>
          </table:table-cell>
          <table:table-cell table:number-columns-repeated="2" table:style-name="ce35" office:value-type="date" office:date-value="2015-10-01" calcext:value-type="date">
            <text:p>01/10/15</text:p>
          </table:table-cell>
          <table:table-cell table:number-columns-repeated="5" table:style-name="ce36" office:value-type="date" office:date-value="2016-02-15" calcext:value-type="date">
            <text:p>15/02/16</text:p>
          </table:table-cell>
          <table:table-cell table:style-name="ce36" office:value-type="date" office:date-value="2015-10-27" calcext:value-type="date">
            <text:p>27/10/15</text:p>
          </table:table-cell>
          <table:table-cell table:number-columns-repeated="2" table:style-name="ce36" office:value-type="date" office:date-value="2016-02-15" calcext:value-type="date">
            <text:p>15/02/16</text:p>
          </table:table-cell>
          <table:table-cell table:style-name="ce36" office:value-type="date" office:date-value="2015-10-29" calcext:value-type="date">
            <text:p>29/10/15</text:p>
          </table:table-cell>
          <table:table-cell table:style-name="ce36" office:value-type="date" office:date-value="2015-10-28" calcext:value-type="date">
            <text:p>28/10/15</text:p>
          </table:table-cell>
          <table:table-cell table:style-name="ce36" office:value-type="date" office:date-value="2015-10-30" calcext:value-type="date">
            <text:p>30/10/15</text:p>
          </table:table-cell>
          <table:table-cell table:number-columns-repeated="8" table:style-name="ce36" office:value-type="date" office:date-value="2016-02-15" calcext:value-type="date">
            <text:p>15/02/16</text:p>
          </table:table-cell>
          <table:table-cell table:style-name="ce39" office:value-type="string" calcext:value-type="string">
            <text:p>No ejecutar</text:p>
          </table:table-cell>
          <table:table-cell table:style-name="ce36" office:value-type="date" office:date-value="2016-02-15" calcext:value-type="date">
            <text:p>15/02/16</text:p>
          </table:table-cell>
          <table:table-cell table:style-name="ce36" office:value-type="date" office:date-value="2016-02-22" calcext:value-type="date">
            <text:p>22/02/16</text:p>
          </table:table-cell>
          <table:table-cell table:number-columns-repeated="3" table:style-name="ce36" office:value-type="date" office:date-value="2016-02-15" calcext:value-type="date">
            <text:p>15/02/16</text:p>
          </table:table-cell>
          <table:table-cell table:number-columns-repeated="2" table:style-name="ce36" office:value-type="date" office:date-value="2016-02-22" calcext:value-type="date">
            <text:p>22/02/16</text:p>
          </table:table-cell>
          <table:table-cell table:style-name="ce36" office:value-type="date" office:date-value="2016-02-23" calcext:value-type="date">
            <text:p>23/02/16</text:p>
          </table:table-cell>
          <table:table-cell table:number-columns-repeated="2" table:style-name="ce36" office:value-type="date" office:date-value="2016-03-02" calcext:value-type="date">
            <text:p>02/03/16</text:p>
          </table:table-cell>
          <table:table-cell table:style-name="ce36" office:value-type="date" office:date-value="2016-03-03" calcext:value-type="date">
            <text:p>03/03/16</text:p>
          </table:table-cell>
          <table:table-cell table:style-name="ce36" office:value-type="date" office:date-value="2016-03-17" calcext:value-type="date">
            <text:p>17/03/16</text:p>
          </table:table-cell>
          <table:table-cell table:number-columns-repeated="4" table:style-name="ce36" office:value-type="date" office:date-value="2016-04-05" calcext:value-type="date">
            <text:p>05/04/16</text:p>
          </table:table-cell>
          <table:table-cell table:style-name="ce36" office:value-type="date" office:date-value="2016-04-11" calcext:value-type="date">
            <text:p>11/04/16</text:p>
          </table:table-cell>
          <table:table-cell table:number-columns-repeated="3" table:style-name="ce36" office:value-type="date" office:date-value="2016-04-28" calcext:value-type="date">
            <text:p>28/04/16</text:p>
          </table:table-cell>
          <table:table-cell table:style-name="ce36" office:value-type="date" office:date-value="2016-04-20" calcext:value-type="date">
            <text:p>20/04/16</text:p>
          </table:table-cell>
          <table:table-cell table:style-name="ce36" office:value-type="date" office:date-value="2016-04-28" calcext:value-type="date">
            <text:p>28/04/16</text:p>
          </table:table-cell>
          <table:table-cell table:number-columns-repeated="4" table:style-name="ce36" office:value-type="date" office:date-value="2016-05-05" calcext:value-type="date">
            <text:p>05/05/16</text:p>
          </table:table-cell>
          <table:table-cell table:style-name="ce36" office:value-type="date" office:date-value="2016-05-19" calcext:value-type="date">
            <text:p>19/05/16</text:p>
          </table:table-cell>
          <table:table-cell table:style-name="ce36" office:value-type="date" office:date-value="2016-05-26" calcext:value-type="date">
            <text:p>26/05/16</text:p>
          </table:table-cell>
          <table:table-cell table:number-columns-repeated="2" table:style-name="ce36" office:value-type="date" office:date-value="2016-06-07" calcext:value-type="date">
            <text:p>07/06/16</text:p>
          </table:table-cell>
          <table:table-cell table:style-name="ce36" office:value-type="date" office:date-value="2016-06-09" calcext:value-type="date">
            <text:p>09/06/16</text:p>
          </table:table-cell>
          <table:table-cell table:number-columns-repeated="2" table:style-name="ce36" office:value-type="date" office:date-value="2016-07-19" calcext:value-type="date">
            <text:p>19/07/16</text:p>
          </table:table-cell>
          <table:table-cell table:number-columns-repeated="883"/>
        </table:table-row>
        <table:table-row table:style-name="ro2" table:visibility="collapse">
          <table:table-cell office:value-type="string" calcext:value-type="string">
            <text:p>tec_informatico/237</text:p>
          </table:table-cell>
          <table:table-cell table:style-name="ce7" office:value-type="date" office:date-value="2014-06-24" calcext:value-type="date">
            <text:p>6/24/2014</text:p>
          </table:table-cell>
          <table:table-cell office:value-type="string" calcext:value-type="string">
            <text:p>sicca/producción</text:p>
          </table:table-cell>
          <table:table-cell table:number-columns-repeated="2" table:style-name="ce7" office:value-type="date" office:date-value="2014-06-25" calcext:value-type="date">
            <text:p>6/25/2014</text:p>
          </table:table-cell>
          <table:table-cell table:style-name="ce7" office:value-type="date" office:date-value="2014-06-26" calcext:value-type="date">
            <text:p>6/26/2014</text:p>
          </table:table-cell>
          <table:table-cell table:style-name="ce7" office:value-type="date" office:date-value="2014-06-27" calcext:value-type="date">
            <text:p>6/27/2014</text:p>
          </table:table-cell>
          <table:table-cell table:style-name="ce7" office:value-type="date" office:date-value="2014-07-02" calcext:value-type="date">
            <text:p>7/2/2014</text:p>
          </table:table-cell>
          <table:table-cell table:style-name="ce7" office:value-type="date" office:date-value="2014-07-03" calcext:value-type="date">
            <text:p>7/3/2014</text:p>
          </table:table-cell>
          <table:table-cell table:style-name="ce7" office:value-type="date" office:date-value="2014-07-10" calcext:value-type="date">
            <text:p>7/10/2014</text:p>
          </table:table-cell>
          <table:table-cell table:style-name="ce7" office:value-type="string" calcext:value-type="string">
            <text:p>7/30/2014</text:p>
          </table:table-cell>
          <table:table-cell table:style-name="ce7" office:value-type="date" office:date-value="2014-08-01" calcext:value-type="date">
            <text:p>8/1/2014</text:p>
          </table:table-cell>
          <table:table-cell table:style-name="ce7" office:value-type="date" office:date-value="2014-08-05" calcext:value-type="date">
            <text:p>8/5/2014</text:p>
          </table:table-cell>
          <table:table-cell/>
          <table:table-cell table:style-name="ce7" office:value-type="date" office:date-value="2014-09-04" calcext:value-type="date">
            <text:p>9/4/2014</text:p>
          </table:table-cell>
          <table:table-cell table:style-name="ce17" table:number-columns-repeated="2"/>
          <table:table-cell table:style-name="ce20" table:number-columns-repeated="2"/>
          <table:table-cell table:style-name="ce17" table:number-columns-repeated="13"/>
          <table:table-cell table:number-columns-repeated="22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sicca_prorroga/237</text:p>
          </table:table-cell>
          <table:table-cell table:style-name="ce7" office:value-type="date" office:date-value="2014-06-20" calcext:value-type="date">
            <text:p>6/20/2014</text:p>
          </table:table-cell>
          <table:table-cell office:value-type="string" calcext:value-type="string">
            <text:p>sicca/producción</text:p>
          </table:table-cell>
          <table:table-cell table:number-columns-repeated="2" table:style-name="ce7" office:value-type="date" office:date-value="2014-06-25" calcext:value-type="date">
            <text:p>6/25/2014</text:p>
          </table:table-cell>
          <table:table-cell table:style-name="ce7" office:value-type="date" office:date-value="2014-06-26" calcext:value-type="date">
            <text:p>6/26/2014</text:p>
          </table:table-cell>
          <table:table-cell table:number-columns-repeated="2" table:style-name="ce7" office:value-type="date" office:date-value="2014-07-21" calcext:value-type="date">
            <text:p>7/21/2014</text:p>
          </table:table-cell>
          <table:table-cell table:style-name="ce7" office:value-type="date" office:date-value="2014-07-03" calcext:value-type="date">
            <text:p>7/3/2014</text:p>
          </table:table-cell>
          <table:table-cell table:style-name="ce7" office:value-type="date" office:date-value="2014-07-10" calcext:value-type="date">
            <text:p>7/10/2014</text:p>
          </table:table-cell>
          <table:table-cell table:style-name="ce7" office:value-type="string" calcext:value-type="string">
            <text:p>7/30/2014</text:p>
          </table:table-cell>
          <table:table-cell table:style-name="ce7" office:value-type="date" office:date-value="2014-08-01" calcext:value-type="date">
            <text:p>8/1/2014</text:p>
          </table:table-cell>
          <table:table-cell table:style-name="ce7" office:value-type="date" office:date-value="2014-08-05" calcext:value-type="date">
            <text:p>8/5/2014</text:p>
          </table:table-cell>
          <table:table-cell table:number-columns-repeated="2"/>
          <table:table-cell table:style-name="ce17"/>
          <table:table-cell table:style-name="ce20" table:number-columns-repeated="3"/>
          <table:table-cell table:style-name="ce17" table:number-columns-repeated="13"/>
          <table:table-cell table:number-columns-repeated="22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asesor_juridico/237</text:p>
          </table:table-cell>
          <table:table-cell table:style-name="ce7" office:value-type="date" office:date-value="2014-08-06" calcext:value-type="date">
            <text:p>8/6/2014</text:p>
          </table:table-cell>
          <table:table-cell office:value-type="string" calcext:value-type="string">
            <text:p>sicca/producción</text:p>
          </table:table-cell>
          <table:table-cell table:style-name="ce14" table:number-columns-repeated="7"/>
          <table:table-cell/>
          <table:table-cell table:style-name="ce14"/>
          <table:table-cell table:style-name="ce7" office:value-type="date" office:date-value="2014-08-06" calcext:value-type="date">
            <text:p>8/6/2014</text:p>
          </table:table-cell>
          <table:table-cell table:style-name="ce7" office:value-type="date" office:date-value="2014-08-22" calcext:value-type="date">
            <text:p>8/22/2014</text:p>
          </table:table-cell>
          <table:table-cell table:style-name="ce7" office:value-type="date" office:date-value="2014-09-04" calcext:value-type="date">
            <text:p>9/4/2014</text:p>
          </table:table-cell>
          <table:table-cell table:style-name="ce18"/>
          <table:table-cell table:style-name="ce21" table:number-columns-repeated="3"/>
          <table:table-cell table:style-name="ce18" table:number-columns-repeated="9"/>
          <table:table-cell table:style-name="ce17" table:number-columns-repeated="4"/>
          <table:table-cell table:number-columns-repeated="22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pscicologa</text:p>
          </table:table-cell>
          <table:table-cell table:style-name="ce7" office:value-type="date" office:date-value="2014-08-22" calcext:value-type="date">
            <text:p>8/22/2014</text:p>
          </table:table-cell>
          <table:table-cell office:value-type="string" calcext:value-type="string">
            <text:p>sicca/producción</text:p>
          </table:table-cell>
          <table:table-cell table:style-name="ce14" table:number-columns-repeated="7"/>
          <table:table-cell table:style-name="ce7" office:value-type="date" office:date-value="2014-10-23" calcext:value-type="date">
            <text:p>10/23/2014</text:p>
          </table:table-cell>
          <table:table-cell table:style-name="ce14" table:number-columns-repeated="3"/>
          <table:table-cell table:style-name="ce7" office:value-type="date" office:date-value="2014-09-04" calcext:value-type="date">
            <text:p>9/4/2014</text:p>
          </table:table-cell>
          <table:table-cell/>
          <table:table-cell table:style-name="ce7" office:value-type="string" calcext:value-type="string">
            <text:p>9/23/2014</text:p>
          </table:table-cell>
          <table:table-cell table:style-name="ce7"/>
          <table:table-cell table:style-name="ce7" office:value-type="date" office:date-value="2014-10-01" calcext:value-type="date">
            <text:p>10/1/2014</text:p>
          </table:table-cell>
          <table:table-cell table:style-name="ce7" office:value-type="date" office:date-value="2014-10-03" calcext:value-type="date">
            <text:p>10/3/2014</text:p>
          </table:table-cell>
          <table:table-cell table:style-name="ce7" office:value-type="date" office:date-value="2014-10-05" calcext:value-type="date">
            <text:p>10/5/2014</text:p>
          </table:table-cell>
          <table:table-cell table:style-name="ce7" office:value-type="date" office:date-value="2014-09-26" calcext:value-type="date">
            <text:p>9/26/2014</text:p>
          </table:table-cell>
          <table:table-cell table:number-columns-repeated="3"/>
          <table:table-cell table:style-name="ce7" office:value-type="string" calcext:value-type="string">
            <text:p>10/16/2014</text:p>
          </table:table-cell>
          <table:table-cell table:number-columns-repeated="3"/>
          <table:table-cell table:style-name="ce9" office:value-type="date" office:date-value="2014-04-11" calcext:value-type="date">
            <text:p>4/11/2014</text:p>
          </table:table-cell>
          <table:table-cell/>
          <table:table-cell table:style-name="ce7" office:value-type="string" calcext:value-type="string">
            <text:p>10/16/2014</text:p>
          </table:table-cell>
          <table:table-cell table:number-columns-repeated="22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table:style-name="ce4" office:value-type="string" calcext:value-type="string">
            <text:p>sicca_anho</text:p>
          </table:table-cell>
          <table:table-cell table:style-name="ce8" office:value-type="date" office:date-value="2014-09-10" calcext:value-type="date">
            <text:p>9/10/2014</text:p>
          </table:table-cell>
          <table:table-cell table:style-name="ce4" office:value-type="string" calcext:value-type="string">
            <text:p>sicca/producción</text:p>
          </table:table-cell>
          <table:table-cell table:style-name="ce14" table:number-columns-repeated="7"/>
          <table:table-cell table:style-name="ce7" office:value-type="date" office:date-value="2014-10-23" calcext:value-type="date">
            <text:p>10/23/2014</text:p>
          </table:table-cell>
          <table:table-cell table:style-name="ce14" table:number-columns-repeated="4"/>
          <table:table-cell table:style-name="ce19" office:value-type="string" calcext:value-type="string">
            <text:p>10/23/2014</text:p>
          </table:table-cell>
          <table:table-cell table:style-name="ce4"/>
          <table:table-cell table:style-name="ce19" office:value-type="string" calcext:value-type="string">
            <text:p>10/23/2014</text:p>
          </table:table-cell>
          <table:table-cell table:style-name="ce4" table:number-columns-repeated="4"/>
          <table:table-cell table:number-columns-repeated="3" table:style-name="ce19" office:value-type="string" calcext:value-type="string">
            <text:p>10/23/2014</text:p>
          </table:table-cell>
          <table:table-cell table:style-name="ce8" office:value-type="string" calcext:value-type="string">
            <text:p>10/16/2014</text:p>
          </table:table-cell>
          <table:table-cell table:style-name="ce4"/>
          <table:table-cell table:style-name="ce19" office:value-type="string" calcext:value-type="string">
            <text:p>10/23/2014</text:p>
          </table:table-cell>
          <table:table-cell table:style-name="ce19" office:value-type="string" calcext:value-type="string">
            <text:p>10/27/2014</text:p>
          </table:table-cell>
          <table:table-cell table:style-name="ce4" office:value-type="string" calcext:value-type="string">
            <text:p>10/29/2014</text:p>
          </table:table-cell>
          <table:table-cell table:style-name="ce26" office:value-type="date" office:date-value="2014-04-11" calcext:value-type="date">
            <text:p>4/11/2014</text:p>
          </table:table-cell>
          <table:table-cell table:style-name="ce8" office:value-type="string" calcext:value-type="string">
            <text:p>10/16/2014</text:p>
          </table:table-cell>
          <table:table-cell table:style-name="ce26" office:value-type="date" office:date-value="2014-05-11" calcext:value-type="date">
            <text:p>5/11/2014</text:p>
          </table:table-cell>
          <table:table-cell table:number-columns-repeated="21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sicca_octubre</text:p>
          </table:table-cell>
          <table:table-cell table:style-name="ce7" office:value-type="date" office:date-value="2014-10-20" calcext:value-type="date">
            <text:p>10/20/2014</text:p>
          </table:table-cell>
          <table:table-cell office:value-type="string" calcext:value-type="string">
            <text:p>sicca/producción</text:p>
          </table:table-cell>
          <table:table-cell table:style-name="ce14" table:number-columns-repeated="7"/>
          <table:table-cell table:style-name="ce7" office:value-type="date" office:date-value="2014-10-23" calcext:value-type="date">
            <text:p>10/23/2014</text:p>
          </table:table-cell>
          <table:table-cell table:style-name="ce14" table:number-columns-repeated="15"/>
          <table:table-cell table:style-name="ce22" office:value-type="string" calcext:value-type="string">
            <text:p>21/10/2014</text:p>
          </table:table-cell>
          <table:table-cell table:style-name="ce14" table:number-columns-repeated="2"/>
          <table:table-cell table:style-name="ce9" office:value-type="date" office:date-value="2014-04-11" calcext:value-type="date">
            <text:p>4/11/2014</text:p>
          </table:table-cell>
          <table:table-cell/>
          <table:table-cell table:style-name="ce7" office:value-type="string" calcext:value-type="string">
            <text:p>10/16/2014</text:p>
          </table:table-cell>
          <table:table-cell table:number-columns-repeated="22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sicca_octubre_2014_10_23_1</text:p>
          </table:table-cell>
          <table:table-cell table:style-name="ce7" office:value-type="date" office:date-value="2014-10-23" calcext:value-type="date">
            <text:p>10/23/2014</text:p>
          </table:table-cell>
          <table:table-cell office:value-type="string" calcext:value-type="string">
            <text:p>sicca_octubre</text:p>
          </table:table-cell>
          <table:table-cell/>
          <table:table-cell table:style-name="ce14" table:number-columns-repeated="25"/>
          <table:table-cell table:style-name="ce9" office:value-type="date" office:date-value="2014-04-11" calcext:value-type="date">
            <text:p>4/11/2014</text:p>
          </table:table-cell>
          <table:table-cell table:number-columns-repeated="24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sicca_curso/ producción</text:p>
          </table:table-cell>
          <table:table-cell table:style-name="ce9" office:value-type="date" office:date-value="2014-11-24" calcext:value-type="date">
            <text:p>11/24/2014</text:p>
          </table:table-cell>
          <table:table-cell office:value-type="string" calcext:value-type="string">
            <text:p>sicca/producción</text:p>
          </table:table-cell>
          <table:table-cell/>
          <table:table-cell table:style-name="ce14" table:number-columns-repeated="25"/>
          <table:table-cell table:number-columns-repeated="2" table:style-name="ce24" office:value-type="date" office:date-value="2015-02-01" calcext:value-type="date">
            <text:p>01/02/15</text:p>
          </table:table-cell>
          <table:table-cell/>
          <table:table-cell table:number-columns-repeated="2" table:style-name="ce24" office:value-type="date" office:date-value="2015-02-01" calcext:value-type="date">
            <text:p>01/02/15</text:p>
          </table:table-cell>
          <table:table-cell table:style-name="ce25" office:value-type="date" office:date-value="2014-12-18" calcext:value-type="date">
            <text:p>18/12/2014</text:p>
          </table:table-cell>
          <table:table-cell table:style-name="ce25" office:value-type="date" office:date-value="2014-12-26" calcext:value-type="date">
            <text:p>26/12/2014</text:p>
          </table:table-cell>
          <table:table-cell table:style-name="ce9" office:value-type="date" office:date-value="2015-01-08" calcext:value-type="date">
            <text:p>1/8/2015</text:p>
          </table:table-cell>
          <table:table-cell table:style-name="ce9"/>
          <table:table-cell table:style-name="ce9" office:value-type="date" office:date-value="2015-01-19" calcext:value-type="date">
            <text:p>1/19/2015</text:p>
          </table:table-cell>
          <table:table-cell table:style-name="ce9" table:number-columns-repeated="5"/>
          <table:table-cell table:number-columns-repeated="10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sicca/246</text:p>
          </table:table-cell>
          <table:table-cell table:style-name="ce9" office:value-type="date" office:date-value="2015-01-06" calcext:value-type="date">
            <text:p>1/6/2015</text:p>
          </table:table-cell>
          <table:table-cell office:value-type="string" calcext:value-type="string">
            <text:p>sicca/producción</text:p>
          </table:table-cell>
          <table:table-cell/>
          <table:table-cell table:style-name="ce14" table:number-columns-repeated="25"/>
          <table:table-cell table:number-columns-repeated="2" table:style-name="ce25" office:value-type="date" office:date-value="2015-01-15" calcext:value-type="date">
            <text:p>15/01/2015</text:p>
          </table:table-cell>
          <table:table-cell table:style-name="ce25" office:value-type="date" office:date-value="2015-01-09" calcext:value-type="date">
            <text:p>09/01/2015</text:p>
          </table:table-cell>
          <table:table-cell table:number-columns-repeated="2" table:style-name="ce25" office:value-type="date" office:date-value="2015-01-15" calcext:value-type="date">
            <text:p>15/01/2015</text:p>
          </table:table-cell>
          <table:table-cell table:style-name="ce28" table:number-columns-repeated="2"/>
          <table:table-cell table:style-name="ce9" office:value-type="date" office:date-value="2015-01-16" calcext:value-type="date">
            <text:p>1/16/2015</text:p>
          </table:table-cell>
          <table:table-cell table:style-name="ce9" office:value-type="date" office:date-value="2015-01-13" calcext:value-type="date">
            <text:p>1/13/2015</text:p>
          </table:table-cell>
          <table:table-cell table:style-name="ce9" office:value-type="date" office:date-value="2015-01-19" calcext:value-type="date">
            <text:p>1/19/2015</text:p>
          </table:table-cell>
          <table:table-cell table:style-name="ce9" office:value-type="date" office:date-value="2015-02-03" calcext:value-type="date">
            <text:p>2/3/2015</text:p>
          </table:table-cell>
          <table:table-cell table:style-name="ce9"/>
          <table:table-cell table:number-columns-repeated="3" table:style-name="ce9" office:value-type="date" office:date-value="2015-02-03" calcext:value-type="date">
            <text:p>2/3/2015</text:p>
          </table:table-cell>
          <table:table-cell table:style-name="ce24" office:value-type="date" office:date-value="2015-02-19" calcext:value-type="date">
            <text:p>19/02/15</text:p>
          </table:table-cell>
          <table:table-cell table:style-name="ce24" office:value-type="date" office:date-value="2015-02-23" calcext:value-type="date">
            <text:p>23/02/15</text:p>
          </table:table-cell>
          <table:table-cell table:style-name="ce24" office:value-type="date" office:date-value="2015-06-03" calcext:value-type="date">
            <text:p>03/06/15</text:p>
          </table:table-cell>
          <table:table-cell table:number-columns-repeated="7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office:value-type="string" calcext:value-type="string">
            <text:p>sicca_curso/246</text:p>
          </table:table-cell>
          <table:table-cell table:style-name="ce9" office:value-type="date" office:date-value="2015-02-12" calcext:value-type="date">
            <text:p>2/12/2015</text:p>
          </table:table-cell>
          <table:table-cell office:value-type="string" calcext:value-type="string">
            <text:p>sicca/producción</text:p>
          </table:table-cell>
          <table:table-cell/>
          <table:table-cell table:style-name="ce14" table:number-columns-repeated="25"/>
          <table:table-cell table:number-columns-repeated="5"/>
          <table:table-cell table:style-name="ce14" table:number-columns-repeated="2"/>
          <table:table-cell table:style-name="ce9" office:value-type="date" office:date-value="2015-02-13" calcext:value-type="date">
            <text:p>2/13/2015</text:p>
          </table:table-cell>
          <table:table-cell table:style-name="ce14"/>
          <table:table-cell table:number-columns-repeated="2" table:style-name="ce9" office:value-type="date" office:date-value="2015-02-13" calcext:value-type="date">
            <text:p>2/13/2015</text:p>
          </table:table-cell>
          <table:table-cell/>
          <table:table-cell table:style-name="ce9" office:value-type="date" office:date-value="2015-02-13" calcext:value-type="date">
            <text:p>2/13/2015</text:p>
          </table:table-cell>
          <table:table-cell/>
          <table:table-cell table:style-name="ce9" office:value-type="date" office:date-value="2015-02-13" calcext:value-type="date">
            <text:p>2/13/2015</text:p>
          </table:table-cell>
          <table:table-cell table:number-columns-repeated="10"/>
          <table:table-cell table:style-name="ce24"/>
          <table:table-cell table:number-columns-repeated="84"/>
          <table:table-cell table:style-name="ce36" table:number-columns-repeated="2"/>
          <table:table-cell table:number-columns-repeated="883"/>
        </table:table-row>
        <table:table-row table:style-name="ro2" table:visibility="collapse">
          <table:table-cell table:style-name="ce5" office:value-type="string" calcext:value-type="string">
            <text:p>Sicca_2015/246</text:p>
          </table:table-cell>
          <table:table-cell table:style-name="ce10"/>
          <table:table-cell table:style-name="ce5" office:value-type="string" calcext:value-type="string">
            <text:p>sicca/producción</text:p>
          </table:table-cell>
          <table:table-cell table:number-columns-repeated="50"/>
          <table:table-cell table:style-name="ce24" office:value-type="date" office:date-value="2015-12-05" calcext:value-type="date">
            <text:p>05/12/15</text:p>
          </table:table-cell>
          <table:table-cell table:style-name="ce24" office:value-type="date" office:date-value="2015-05-11" calcext:value-type="date">
            <text:p>11/05/15</text:p>
          </table:table-cell>
          <table:table-cell table:style-name="ce24" office:value-type="string" calcext:value-type="string">
            <text:p>28/05/2015</text:p>
          </table:table-cell>
          <table:table-cell table:style-name="ce24"/>
          <table:table-cell table:style-name="ce24" office:value-type="date" office:date-value="2015-03-06" calcext:value-type="date">
            <text:p>06/03/15</text:p>
          </table:table-cell>
          <table:table-cell table:style-name="ce24"/>
          <table:table-cell table:style-name="ce24" office:value-type="date" office:date-value="2015-06-08" calcext:value-type="date">
            <text:p>08/06/15</text:p>
          </table:table-cell>
          <table:table-cell table:style-name="ce24" office:value-type="string" calcext:value-type="string">
            <text:p>17/06/2015</text:p>
          </table:table-cell>
          <table:table-cell table:style-name="ce24" office:value-type="date" office:date-value="2015-12-06" calcext:value-type="date">
            <text:p>06/12/15</text:p>
          </table:table-cell>
          <table:table-cell table:style-name="ce24" office:value-type="date" office:date-value="2015-06-17" calcext:value-type="date">
            <text:p>17/06/15</text:p>
          </table:table-cell>
          <table:table-cell office:value-type="string" calcext:value-type="string">
            <text:p>22/06/2015</text:p>
          </table:table-cell>
          <table:table-cell table:style-name="ce24" office:value-type="date" office:date-value="2015-06-22" calcext:value-type="date">
            <text:p>22/06/15</text:p>
          </table:table-cell>
          <table:table-cell office:value-type="string" calcext:value-type="string">
            <text:p>22/06/2015</text:p>
          </table:table-cell>
          <table:table-cell table:style-name="ce11" office:value-type="date" office:date-value="2015-07-02" calcext:value-type="date">
            <text:p>02/07/15</text:p>
          </table:table-cell>
          <table:table-cell table:style-name="ce11" office:value-type="date" office:date-value="2015-07-09" calcext:value-type="date">
            <text:p>09/07/15</text:p>
          </table:table-cell>
          <table:table-cell table:style-name="ce11" office:value-type="date" office:date-value="2015-06-30" calcext:value-type="date">
            <text:p>30/06/15</text:p>
          </table:table-cell>
          <table:table-cell table:style-name="ce11" office:value-type="date" office:date-value="2015-07-02" calcext:value-type="date">
            <text:p>02/07/15</text:p>
          </table:table-cell>
          <table:table-cell table:number-columns-repeated="2" table:style-name="ce11" office:value-type="date" office:date-value="2015-07-09" calcext:value-type="date">
            <text:p>09/07/15</text:p>
          </table:table-cell>
          <table:table-cell table:style-name="ce11" office:value-type="date" office:date-value="2015-07-15" calcext:value-type="date">
            <text:p>15/07/15</text:p>
          </table:table-cell>
          <table:table-cell table:style-name="ce11" office:value-type="date" office:date-value="2015-07-16" calcext:value-type="date">
            <text:p>16/07/15</text:p>
          </table:table-cell>
          <table:table-cell/>
          <table:table-cell table:style-name="ce11" office:value-type="date" office:date-value="2015-07-21" calcext:value-type="date">
            <text:p>21/07/15</text:p>
          </table:table-cell>
          <table:table-cell table:style-name="ce11" office:value-type="date" office:date-value="2015-07-29" calcext:value-type="date">
            <text:p>29/07/15</text:p>
          </table:table-cell>
          <table:table-cell table:number-columns-repeated="2"/>
          <table:table-cell table:style-name="ce11" office:value-type="date" office:date-value="2015-08-24" calcext:value-type="date">
            <text:p>24/08/15</text:p>
          </table:table-cell>
          <table:table-cell table:number-columns-repeated="2" table:style-name="ce11" office:value-type="date" office:date-value="2015-09-03" calcext:value-type="date">
            <text:p>03/09/15</text:p>
          </table:table-cell>
          <table:table-cell table:style-name="ce11" office:value-type="date" office:date-value="2015-06-04" calcext:value-type="date">
            <text:p>04/06/15</text:p>
          </table:table-cell>
          <table:table-cell table:style-name="ce11" office:value-type="date" office:date-value="2015-09-10" calcext:value-type="date">
            <text:p>10/09/15</text:p>
          </table:table-cell>
          <table:table-cell table:style-name="ce11" office:value-type="date" office:date-value="2015-09-14" calcext:value-type="date">
            <text:p>14/09/15</text:p>
          </table:table-cell>
          <table:table-cell table:style-name="ce37"/>
          <table:table-cell table:style-name="ce5" table:number-columns-repeated="7"/>
          <table:table-cell table:style-name="ce37" office:value-type="date" office:date-value="2015-10-27" calcext:value-type="date">
            <text:p>27/10/15</text:p>
          </table:table-cell>
          <table:table-cell table:style-name="ce5" table:number-columns-repeated="5"/>
          <table:table-cell table:number-columns-repeated="40"/>
          <table:table-cell table:style-name="ce36" table:number-columns-repeated="2"/>
          <table:table-cell table:number-columns-repeated="883"/>
        </table:table-row>
        <table:table-row table:style-name="ro2">
          <table:table-cell office:value-type="string" calcext:value-type="string">
            <text:p>Sicca_201509/246</text:p>
          </table:table-cell>
          <table:table-cell table:style-name="ce9" office:value-type="date" office:date-value="2015-09-16" calcext:value-type="date">
            <text:p>9/16/2015</text:p>
          </table:table-cell>
          <table:table-cell office:value-type="string" calcext:value-type="string">
            <text:p>sicca/producción</text:p>
          </table:table-cell>
          <table:table-cell table:number-columns-repeated="50"/>
          <table:table-cell table:style-name="ce24"/>
          <table:table-cell table:style-name="ce24" office:value-type="date" office:date-value="2015-09-16" calcext:value-type="date">
            <text:p>16/09/15</text:p>
          </table:table-cell>
          <table:table-cell table:number-columns-repeated="2"/>
          <table:table-cell table:style-name="ce24"/>
          <table:table-cell/>
          <table:table-cell table:style-name="ce30"/>
          <table:table-cell table:style-name="ce31" table:number-columns-repeated="3"/>
          <table:table-cell table:style-name="ce32"/>
          <table:table-cell table:style-name="ce31"/>
          <table:table-cell table:style-name="ce32"/>
          <table:table-cell table:style-name="ce34" table:number-columns-repeated="6"/>
          <table:table-cell table:style-name="ce11" office:value-type="date" office:date-value="2015-09-21" calcext:value-type="date">
            <text:p>21/09/15</text:p>
          </table:table-cell>
          <table:table-cell table:style-name="ce34"/>
          <table:table-cell/>
          <table:table-cell table:style-name="ce34" table:number-columns-repeated="2"/>
          <table:table-cell table:style-name="ce32" table:number-columns-repeated="2"/>
          <table:table-cell table:style-name="ce11"/>
          <table:table-cell table:style-name="ce34" table:number-columns-repeated="4"/>
          <table:table-cell table:style-name="ce11" office:value-type="date" office:date-value="2015-09-21" calcext:value-type="date">
            <text:p>21/09/15</text:p>
          </table:table-cell>
          <table:table-cell table:style-name="ce11" office:value-type="date" office:date-value="2015-09-18" calcext:value-type="date">
            <text:p>18/09/15</text:p>
          </table:table-cell>
          <table:table-cell table:style-name="ce11" office:value-type="date" office:date-value="2015-09-30" calcext:value-type="date">
            <text:p>30/09/15</text:p>
          </table:table-cell>
          <table:table-cell table:style-name="ce11" office:value-type="date" office:date-value="2015-10-01" calcext:value-type="date">
            <text:p>01/10/15</text:p>
          </table:table-cell>
          <table:table-cell/>
          <table:table-cell table:style-name="ce11" office:value-type="date" office:date-value="2015-10-15" calcext:value-type="date">
            <text:p>15/10/15</text:p>
          </table:table-cell>
          <table:table-cell table:style-name="ce11" office:value-type="date" office:date-value="2015-10-16" calcext:value-type="date">
            <text:p>16/10/15</text:p>
          </table:table-cell>
          <table:table-cell table:style-name="ce11" office:value-type="date" office:date-value="2015-10-20" calcext:value-type="date">
            <text:p>20/10/15</text:p>
          </table:table-cell>
          <table:table-cell table:style-name="ce11" office:value-type="date" office:date-value="2015-10-21" calcext:value-type="date">
            <text:p>21/10/15</text:p>
          </table:table-cell>
          <table:table-cell table:number-columns-repeated="3"/>
          <table:table-cell table:style-name="ce11" office:value-type="date" office:date-value="2015-10-26" calcext:value-type="date">
            <text:p>26/10/15</text:p>
          </table:table-cell>
          <table:table-cell table:style-name="ce11" office:value-type="date" office:date-value="2015-10-28" calcext:value-type="date">
            <text:p>28/10/15</text:p>
          </table:table-cell>
          <table:table-cell table:style-name="ce11" office:value-type="date" office:date-value="2015-10-30" calcext:value-type="date">
            <text:p>30/10/15</text:p>
          </table:table-cell>
          <table:table-cell/>
          <table:table-cell table:style-name="ce11" office:value-type="date" office:date-value="2015-11-05" calcext:value-type="date">
            <text:p>05/11/15</text:p>
          </table:table-cell>
          <table:table-cell table:number-columns-repeated="2"/>
          <table:table-cell table:number-columns-repeated="2" table:style-name="ce11" office:value-type="date" office:date-value="2015-12-30" calcext:value-type="date">
            <text:p>30/12/15</text:p>
          </table:table-cell>
          <table:table-cell table:style-name="ce11" office:value-type="date" office:date-value="2016-01-04" calcext:value-type="date">
            <text:p>04/01/16</text:p>
          </table:table-cell>
          <table:table-cell table:style-name="ce11" office:value-type="date" office:date-value="2016-01-15" calcext:value-type="date">
            <text:p>15/01/16</text:p>
          </table:table-cell>
          <table:table-cell table:style-name="ce11" office:value-type="date" office:date-value="2016-01-18" calcext:value-type="date">
            <text:p>18/01/16</text:p>
          </table:table-cell>
          <table:table-cell table:number-columns-repeated="916"/>
        </table:table-row>
        <table:table-row table:style-name="ro2" table:visibility="collapse">
          <table:table-cell office:value-type="string" calcext:value-type="string">
            <text:p>sicca_movilidad</text:p>
          </table:table-cell>
          <table:table-cell table:style-name="ce11" office:value-type="date" office:date-value="2015-06-25" calcext:value-type="date">
            <text:p>25/06/15</text:p>
          </table:table-cell>
          <table:table-cell office:value-type="string" calcext:value-type="string">
            <text:p>sicca/producción</text:p>
          </table:table-cell>
          <table:table-cell table:number-columns-repeated="52"/>
          <table:table-cell table:style-name="ce9" office:value-type="date" office:date-value="2015-06-02" calcext:value-type="date">
            <text:p>6/2/2015</text:p>
          </table:table-cell>
          <table:table-cell table:style-name="ce24" office:value-type="date" office:date-value="2015-06-05" calcext:value-type="date">
            <text:p>05/06/15</text:p>
          </table:table-cell>
          <table:table-cell/>
          <table:table-cell table:style-name="ce24" office:value-type="date" office:date-value="2015-06-05" calcext:value-type="date">
            <text:p>05/06/15</text:p>
          </table:table-cell>
          <table:table-cell table:number-columns-repeated="7"/>
          <table:table-cell table:number-columns-repeated="5" table:style-name="ce11" office:value-type="date" office:date-value="2015-07-15" calcext:value-type="date">
            <text:p>15/07/15</text:p>
          </table:table-cell>
          <table:table-cell table:style-name="Default"/>
          <table:table-cell table:style-name="ce11" office:value-type="date" office:date-value="2015-07-15" calcext:value-type="date">
            <text:p>15/07/15</text:p>
          </table:table-cell>
          <table:table-cell table:style-name="ce11" office:value-type="date" office:date-value="2015-07-16" calcext:value-type="date">
            <text:p>16/07/15</text:p>
          </table:table-cell>
          <table:table-cell/>
          <table:table-cell table:style-name="ce11" office:value-type="date" office:date-value="2015-07-21" calcext:value-type="date">
            <text:p>21/07/15</text:p>
          </table:table-cell>
          <table:table-cell table:number-columns-repeated="948"/>
        </table:table-row>
        <table:table-row table:style-name="ro2">
          <table:table-cell office:value-type="string" calcext:value-type="string">
            <text:p>sicca/10.2.29.225</text:p>
          </table:table-cell>
          <table:table-cell table:style-name="ce11" office:value-type="date" office:date-value="2015-07-31" calcext:value-type="date">
            <text:p>31/07/15</text:p>
          </table:table-cell>
          <table:table-cell office:value-type="string" calcext:value-type="string">
            <text:p>sicca/producción</text:p>
          </table:table-cell>
          <table:table-cell table:style-name="ce15" table:number-columns-repeated="74"/>
          <table:table-cell table:number-columns-repeated="2"/>
          <table:table-cell table:style-name="ce11"/>
          <table:table-cell table:number-columns-repeated="28"/>
          <table:table-cell table:style-name="Default"/>
          <table:table-cell table:number-columns-repeated="915"/>
        </table:table-row>
        <table:table-row table:style-name="ro2">
          <table:table-cell office:value-type="string" calcext:value-type="string">
            <text:p>sicca_test/10.2.29.246</text:p>
          </table:table-cell>
          <table:table-cell/>
          <table:table-cell office:value-type="string" calcext:value-type="string">
            <text:p>sicca/producción</text:p>
          </table:table-cell>
          <table:table-cell table:number-columns-repeated="71"/>
          <table:table-cell table:style-name="ce36" office:value-type="date" office:date-value="2016-02-15" calcext:value-type="date">
            <text:p>15/02/16</text:p>
          </table:table-cell>
          <table:table-cell table:number-columns-repeated="4"/>
          <table:table-cell table:style-name="ce11" office:value-type="date" office:date-value="2016-02-15" calcext:value-type="date">
            <text:p>15/02/16</text:p>
          </table:table-cell>
          <table:table-cell table:number-columns-repeated="8"/>
          <table:table-cell table:number-columns-repeated="19" table:style-name="ce11" office:value-type="date" office:date-value="2016-02-15" calcext:value-type="date">
            <text:p>15/02/16</text:p>
          </table:table-cell>
          <table:table-cell table:style-name="ce40" office:value-type="string" calcext:value-type="string">
            <text:p>No ejecutar</text:p>
          </table:table-cell>
          <table:table-cell table:number-columns-repeated="5" table:style-name="ce11" office:value-type="date" office:date-value="2016-02-15" calcext:value-type="date">
            <text:p>15/02/16</text:p>
          </table:table-cell>
          <table:table-cell table:number-columns-repeated="2" table:style-name="ce11" office:value-type="date" office:date-value="2016-02-18" calcext:value-type="date">
            <text:p>18/02/16</text:p>
          </table:table-cell>
          <table:table-cell table:style-name="ce11" office:value-type="date" office:date-value="2016-02-23" calcext:value-type="date">
            <text:p>23/02/16</text:p>
          </table:table-cell>
          <table:table-cell table:style-name="Default" table:number-columns-repeated="2"/>
          <table:table-cell table:number-columns-repeated="906"/>
        </table:table-row>
        <table:table-row table:style-name="ro2">
          <table:table-cell table:style-name="ce6" office:value-type="string" calcext:value-type="string">
            <text:p>10.2.29.246/senave</text:p>
          </table:table-cell>
          <table:table-cell table:style-name="ce12" office:value-type="date" office:date-value="2016-02-26" calcext:value-type="date">
            <text:p>26/02/16</text:p>
          </table:table-cell>
          <table:table-cell table:style-name="ce6" office:value-type="string" calcext:value-type="string">
            <text:p>sicca/producción</text:p>
          </table:table-cell>
          <table:table-cell table:number-columns-repeated="113"/>
          <table:table-cell table:number-columns-repeated="2" table:style-name="ce12" office:value-type="date" office:date-value="2016-03-02" calcext:value-type="date">
            <text:p>02/03/16</text:p>
          </table:table-cell>
          <table:table-cell table:style-name="ce41" office:value-type="date" office:date-value="2016-03-03" calcext:value-type="date">
            <text:p>03/03/16</text:p>
          </table:table-cell>
          <table:table-cell table:style-name="ce12" office:value-type="date" office:date-value="2016-03-17" calcext:value-type="date">
            <text:p>17/03/16</text:p>
          </table:table-cell>
          <table:table-cell table:number-columns-repeated="3" table:style-name="ce12" office:value-type="date" office:date-value="2016-04-01" calcext:value-type="date">
            <text:p>01/04/16</text:p>
          </table:table-cell>
          <table:table-cell table:style-name="ce12" office:value-type="date" office:date-value="2016-04-05" calcext:value-type="date">
            <text:p>05/04/16</text:p>
          </table:table-cell>
          <table:table-cell table:style-name="ce12" office:value-type="date" office:date-value="2016-04-11" calcext:value-type="date">
            <text:p>11/04/16</text:p>
          </table:table-cell>
          <table:table-cell table:style-name="ce12" office:value-type="date" office:date-value="2016-04-14" calcext:value-type="date">
            <text:p>14/04/16</text:p>
          </table:table-cell>
          <table:table-cell table:style-name="ce12" office:value-type="date" office:date-value="2016-04-19" calcext:value-type="date">
            <text:p>19/04/16</text:p>
          </table:table-cell>
          <table:table-cell table:style-name="ce12" office:value-type="date" office:date-value="2016-04-27" calcext:value-type="date">
            <text:p>27/04/16</text:p>
          </table:table-cell>
          <table:table-cell table:style-name="ce12" office:value-type="date" office:date-value="2016-04-20" calcext:value-type="date">
            <text:p>20/04/16</text:p>
          </table:table-cell>
          <table:table-cell table:style-name="ce12" office:value-type="date" office:date-value="2016-04-27" calcext:value-type="date">
            <text:p>27/04/16</text:p>
          </table:table-cell>
          <table:table-cell table:number-columns-repeated="4"/>
          <table:table-cell table:style-name="ce11" office:value-type="date" office:date-value="2016-05-19" calcext:value-type="date">
            <text:p>19/05/16</text:p>
          </table:table-cell>
          <table:table-cell table:style-name="ce11" office:value-type="date" office:date-value="2016-05-26" calcext:value-type="date">
            <text:p>26/05/16</text:p>
          </table:table-cell>
          <table:table-cell table:number-columns-repeated="2" table:style-name="ce11" office:value-type="date" office:date-value="2016-06-07" calcext:value-type="date">
            <text:p>07/06/16</text:p>
          </table:table-cell>
          <table:table-cell table:number-columns-repeated="886"/>
        </table:table-row>
        <table:table-row table:style-name="ro2">
          <table:table-cell office:value-type="string" calcext:value-type="string">
            <text:p>10.2.29.246/sicca_juez</text:p>
          </table:table-cell>
          <table:table-cell table:style-name="ce11" office:value-type="date" office:date-value="2016-02-26" calcext:value-type="date">
            <text:p>26/02/16</text:p>
          </table:table-cell>
          <table:table-cell office:value-type="string" calcext:value-type="string">
            <text:p>sicca/producción</text:p>
          </table:table-cell>
          <table:table-cell table:number-columns-repeated="113"/>
          <table:table-cell table:number-columns-repeated="3" table:style-name="ce11" office:value-type="date" office:date-value="2016-03-03" calcext:value-type="date">
            <text:p>03/03/16</text:p>
          </table:table-cell>
          <table:table-cell table:style-name="ce11" office:value-type="date" office:date-value="2016-03-17" calcext:value-type="date">
            <text:p>17/03/16</text:p>
          </table:table-cell>
          <table:table-cell table:number-columns-repeated="3" table:style-name="ce11" office:value-type="date" office:date-value="2016-04-01" calcext:value-type="date">
            <text:p>01/04/16</text:p>
          </table:table-cell>
          <table:table-cell table:style-name="ce11" office:value-type="date" office:date-value="2016-04-05" calcext:value-type="date">
            <text:p>05/04/16</text:p>
          </table:table-cell>
          <table:table-cell table:style-name="ce11" office:value-type="date" office:date-value="2016-04-11" calcext:value-type="date">
            <text:p>11/04/16</text:p>
          </table:table-cell>
          <table:table-cell/>
          <table:table-cell table:style-name="ce12" office:value-type="date" office:date-value="2016-04-19" calcext:value-type="date">
            <text:p>19/04/16</text:p>
          </table:table-cell>
          <table:table-cell table:style-name="ce12" table:number-columns-repeated="3"/>
          <table:table-cell table:number-columns-repeated="894"/>
        </table:table-row>
        <table:table-row table:style-name="ro2">
          <table:table-cell office:value-type="string" calcext:value-type="string">
            <text:p>10.2.29.246/sicca_open</text:p>
          </table:table-cell>
          <table:table-cell/>
          <table:table-cell office:value-type="string" calcext:value-type="string">
            <text:p>sicca/producción</text:p>
          </table:table-cell>
          <table:table-cell table:number-columns-repeated="115"/>
          <table:table-cell table:style-name="ce11" office:value-type="date" office:date-value="2016-03-03" calcext:value-type="date">
            <text:p>03/03/16</text:p>
          </table:table-cell>
          <table:table-cell table:style-name="ce11" office:value-type="date" office:date-value="2016-03-17" calcext:value-type="date">
            <text:p>17/03/16</text:p>
          </table:table-cell>
          <table:table-cell table:number-columns-repeated="3" table:style-name="ce11" office:value-type="date" office:date-value="2016-04-01" calcext:value-type="date">
            <text:p>01/04/16</text:p>
          </table:table-cell>
          <table:table-cell table:style-name="ce11" office:value-type="date" office:date-value="2016-04-05" calcext:value-type="date">
            <text:p>05/04/16</text:p>
          </table:table-cell>
          <table:table-cell table:style-name="ce11" office:value-type="date" office:date-value="2016-04-11" calcext:value-type="date">
            <text:p>11/04/16</text:p>
          </table:table-cell>
          <table:table-cell table:number-columns-repeated="89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s" number:country="PY">
      <number:number number:min-integer-digits="1"/>
    </number:number-style>
    <number:date-style style:name="N108">
      <number:month/>
      <number:text>/</number:text>
      <number:day/>
      <number:text>/</number:text>
      <number:year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2P0" style:volatile="true">
      <number:currency-symbol number:language="gug" number:country="PY">Gs</number:currency-symbol>
      <number:number number:decimal-places="2" number:min-integer-digits="1" number:grouping="true"/>
    </number:currency-style>
    <number:currency-style style:name="N112">
      <style:text-properties fo:color="#ff0000"/>
      <number:currency-symbol number:language="gug" number:country="PY">Gs</number:currency-symbol>
      <number:text>-</number:text>
      <number:number number:decimal-places="2" number:min-integer-digits="1" number:grouping="true"/>
      <style:map style:condition="value()&gt;=0" style:apply-style-name="N112P0"/>
    </number:currency-style>
    <number:number-style style:name="N10107P0" style:volatile="true" number:language="es" number:country="PY">
      <number:text>Gs </number:text>
      <number:number number:decimal-places="0" number:min-integer-digits="1" number:grouping="true"/>
      <number:text> </number:text>
    </number:number-style>
    <number:number-style style:name="N10107" number:language="es" number:country="PY">
      <number:text>(Gs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PY">
      <number:text>Gs </number:text>
      <number:number number:decimal-places="0" number:min-integer-digits="1" number:grouping="true"/>
      <number:text> </number:text>
    </number:number-style>
    <number:number-style style:name="N10108" number:language="es" number:country="PY">
      <style:text-properties fo:color="#ff0000"/>
      <number:text>(Gs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PY">
      <number:text>Gs </number:text>
      <number:number number:decimal-places="2" number:min-integer-digits="1" number:grouping="true"/>
      <number:text> </number:text>
    </number:number-style>
    <number:number-style style:name="N10110" number:language="es" number:country="PY">
      <number:text>(Gs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PY">
      <number:text>Gs </number:text>
      <number:number number:decimal-places="2" number:min-integer-digits="1" number:grouping="true"/>
      <number:text> </number:text>
    </number:number-style>
    <number:number-style style:name="N10111" number:language="es" number:country="PY">
      <style:text-properties fo:color="#ff0000"/>
      <number:text>(Gs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PY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PY">
      <number:day number:style="long"/>
      <number:text>-</number:text>
      <number:month number:textual="true"/>
    </number:date-style>
    <number:date-style style:name="N10114" number:language="es" number:country="PY">
      <number:month number:textual="true"/>
      <number:text>-</number:text>
      <number:year/>
    </number:date-style>
    <number:date-style style:name="N10115" number:language="es" number:country="P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Y">
      <number:number number:decimal-places="0" number:min-integer-digits="1" number:grouping="true"/>
      <number:text> </number:text>
    </number:number-style>
    <number:number-style style:name="N10117" number:language="es" number:country="PY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PY">
      <number:number number:decimal-places="0" number:min-integer-digits="1" number:grouping="true"/>
      <number:text> </number:text>
    </number:number-style>
    <number:number-style style:name="N10118" number:language="es" number:country="P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PY">
      <number:number number:decimal-places="2" number:min-integer-digits="1" number:grouping="true"/>
      <number:text> </number:text>
    </number:number-style>
    <number:number-style style:name="N10120" number:language="es" number:country="PY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PY">
      <number:number number:decimal-places="2" number:min-integer-digits="1" number:grouping="true"/>
      <number:text> </number:text>
    </number:number-style>
    <number:number-style style:name="N10121" number:language="es" number:country="P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PY">
      <number:number number:decimal-places="0" number:min-integer-digits="1" number:grouping="true"/>
      <number:text> </number:text>
    </number:number-style>
    <number:number-style style:name="N10124P1" style:volatile="true" number:language="es" number:country="PY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PY">
      <number:text> - </number:text>
    </number:number-style>
    <number:text-style style:name="N10124" number:language="es" number:country="PY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Y">
      <number:text> Gs </number:text>
      <number:number number:decimal-places="0" number:min-integer-digits="1" number:grouping="true"/>
      <number:text> </number:text>
    </number:number-style>
    <number:number-style style:name="N10128P1" style:volatile="true" number:language="es" number:country="PY">
      <number:text> Gs (</number:text>
      <number:number number:decimal-places="0" number:min-integer-digits="1" number:grouping="true"/>
      <number:text>)</number:text>
    </number:number-style>
    <number:number-style style:name="N10128P2" style:volatile="true" number:language="es" number:country="PY">
      <number:text> Gs - </number:text>
    </number:number-style>
    <number:text-style style:name="N10128" number:language="es" number:country="PY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PY">
      <number:number number:decimal-places="2" number:min-integer-digits="1" number:grouping="true"/>
      <number:text> </number:text>
    </number:number-style>
    <number:number-style style:name="N10131P1" style:volatile="true" number:language="es" number:country="PY">
      <number:text> (</number:text>
      <number:number number:decimal-places="2" number:min-integer-digits="1" number:grouping="true"/>
      <number:text>)</number:text>
    </number:number-style>
    <number:number-style style:name="N10131P2" style:volatile="true" number:language="es" number:country="PY">
      <number:text> -</number:text>
      <number:number number:decimal-places="0" number:min-integer-digits="0"/>
      <number:text> </number:text>
    </number:number-style>
    <number:text-style style:name="N10131" number:language="es" number:country="PY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PY">
      <number:text> Gs </number:text>
      <number:number number:decimal-places="2" number:min-integer-digits="1" number:grouping="true"/>
      <number:text> </number:text>
    </number:number-style>
    <number:number-style style:name="N10135P1" style:volatile="true" number:language="es" number:country="PY">
      <number:text> Gs (</number:text>
      <number:number number:decimal-places="2" number:min-integer-digits="1" number:grouping="true"/>
      <number:text>)</number:text>
    </number:number-style>
    <number:number-style style:name="N10135P2" style:volatile="true" number:language="es" number:country="PY">
      <number:text> Gs -</number:text>
      <number:number number:decimal-places="0" number:min-integer-digits="0"/>
      <number:text> </number:text>
    </number:number-style>
    <number:text-style style:name="N10135" number:language="es" number:country="PY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PY">
      <number:minutes number:style="long"/>
      <number:text>:</number:text>
      <number:seconds number:style="long"/>
    </number:time-style>
    <number:time-style style:name="N10137" number:language="es" number:country="P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PY">
      <number:minutes number:style="long"/>
      <number:text>:</number:text>
      <number:seconds number:style="long" number:decimal-places="1"/>
    </number:time-style>
    <number:number-style style:name="N10139" number:language="es" number:country="P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07:00:14.3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07:32:02.840000000</dc:date>
    <meta:generator>LibreOffice/4.4.6.3$Windows_x86 LibreOffice_project/e8938fd3328e95dcf59dd64e7facd2c7d67c704d</meta:generator>
    <meta:editing-duration>P1DT23H33M8S</meta:editing-duration>
    <meta:editing-cycles>172</meta:editing-cycles>
    <meta:document-statistic meta:table-count="3" meta:cell-count="633" meta:object-count="0"/>
  </office:meta>
</office:document-meta>
</file>